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168" officeooo:paragraph-rsid="001cc168"/>
    </style:style>
    <style:style style:name="P2" style:family="paragraph" style:parent-style-name="Standard">
      <style:text-properties officeooo:rsid="001d5d03" officeooo:paragraph-rsid="001d5d03"/>
    </style:style>
    <style:style style:name="P3" style:family="paragraph" style:parent-style-name="Standard">
      <style:text-properties officeooo:rsid="001d5d03" officeooo:paragraph-rsid="001d5d03" fo:background-color="#ffff00"/>
    </style:style>
    <style:style style:name="P4" style:family="paragraph" style:parent-style-name="Standard">
      <style:text-properties officeooo:rsid="001e16f9" officeooo:paragraph-rsid="001d5d03" fo:background-color="#ffff00"/>
    </style:style>
    <style:style style:name="P5" style:family="paragraph" style:parent-style-name="Standard">
      <style:text-properties officeooo:rsid="001e16f9" officeooo:paragraph-rsid="001e16f9" fo:background-color="#eeeeee"/>
    </style:style>
    <style:style style:name="P6" style:family="paragraph" style:parent-style-name="Standard">
      <style:text-properties fo:color="#800000" officeooo:rsid="001e16f9" officeooo:paragraph-rsid="001e16f9" fo:background-color="#eeeeee"/>
    </style:style>
    <style:style style:name="P7" style:family="paragraph" style:parent-style-name="Standard">
      <style:text-properties fo:color="#000000" officeooo:rsid="001e16f9" officeooo:paragraph-rsid="001e16f9" fo:background-color="#eeeeee"/>
    </style:style>
    <style:style style:name="P8" style:family="paragraph" style:parent-style-name="Standard">
      <style:text-properties fo:color="#000000" officeooo:rsid="001e16f9" officeooo:paragraph-rsid="001e5596" fo:background-color="#eeeeee"/>
    </style:style>
    <style:style style:name="P9" style:family="paragraph" style:parent-style-name="Standard">
      <style:text-properties fo:color="#000000" officeooo:rsid="001e5596" officeooo:paragraph-rsid="001e5596" fo:background-color="#ffff00"/>
    </style:style>
    <style:style style:name="P10" style:family="paragraph" style:parent-style-name="Standard">
      <style:text-properties fo:color="#000000" officeooo:rsid="001e6f7e" officeooo:paragraph-rsid="001e6f7e" fo:background-color="#ffff00"/>
    </style:style>
    <style:style style:name="P11" style:family="paragraph" style:parent-style-name="Standard">
      <style:text-properties fo:color="#000000" officeooo:rsid="001e5596" officeooo:paragraph-rsid="001e5596" fo:background-color="#ffffff"/>
    </style:style>
    <style:style style:name="P12" style:family="paragraph" style:parent-style-name="Standard">
      <style:text-properties fo:color="#000000" officeooo:rsid="001d5d03" officeooo:paragraph-rsid="001e5596" fo:background-color="#ffffff"/>
    </style:style>
    <style:style style:name="P13" style:family="paragraph" style:parent-style-name="Standard">
      <style:text-properties fo:color="#000000" officeooo:rsid="001d5d03" officeooo:paragraph-rsid="001e5596" fo:background-color="#ffff66"/>
    </style:style>
    <style:style style:name="P14" style:family="paragraph" style:parent-style-name="Standard">
      <style:text-properties fo:color="#ff3333" officeooo:rsid="001e6f7e" officeooo:paragraph-rsid="001e6f7e" fo:background-color="#ffff00"/>
    </style:style>
    <style:style style:name="T1" style:family="text">
      <style:text-properties fo:font-size="13pt" style:text-underline-style="solid" style:text-underline-width="auto" style:text-underline-color="font-color" fo:font-weight="bold" officeooo:rsid="001cc168" style:font-size-asian="13pt" style:font-weight-asian="bold" style:font-size-complex="13pt" style:font-weight-complex="bold"/>
    </style:style>
    <style:style style:name="T2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fo:background-color="#ffff00" loext:char-shading-value="0" style:font-size-asian="13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fo:background-color="#ffffff" loext:char-shading-value="0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fo:background-color="#ffff99" loext:char-shading-value="0" style:font-size-asian="13pt" style:font-weight-asian="normal" style:font-size-complex="13pt" style:font-weight-complex="normal"/>
    </style:style>
    <style:style style:name="T6" style:family="text">
      <style:text-properties fo:color="#800000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fo:color="#0000ff" officeooo:rsid="001e5596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Openssl LOGS</text:span></text:p>
      <text:p text:style-name="P1"><text:span text:style-name="T3">mahannee@VTA076L:~/packages/openssl/openssl-1.0.2g$ sudo ./config</text:span><text:span text:style-name="T2"> </text:span></text:p>
      <text:p text:style-name="P1"><text:span text:style-name="T2">[sudo] password for mahannee: </text:span></text:p>
      <text:p text:style-name="P1"><text:span text:style-name="T2">Operating system: x86_64-whatever-linux2</text:span></text:p>
      <text:p text:style-name="P1"><text:span text:style-name="T2">Configuring for linux-x86_64</text:span></text:p>
      <text:p text:style-name="P1"><text:span text:style-name="T2">Configuring for linux-x86_64</text:span></text:p>
      <text:p text:style-name="P1"><text:span text:style-name="T2"><text:s text:c="4"/>no-ec_nistp_64_gcc_128 [default] <text:s/>OPENSSL_NO_EC_NISTP_64_GCC_128 (skip dir)</text:span></text:p>
      <text:p text:style-name="P1"><text:span text:style-name="T2"><text:s text:c="4"/>no-gmp <text:s text:c="9"/>[default] <text:s/>OPENSSL_NO_GMP (skip dir)</text:span></text:p>
      <text:p text:style-name="P1"><text:span text:style-name="T2"><text:s text:c="4"/>no-jpake <text:s text:c="7"/>[experimental] OPENSSL_NO_JPAKE (skip dir)</text:span></text:p>
      <text:p text:style-name="P1"><text:span text:style-name="T2"><text:s text:c="4"/>no-krb5 <text:s text:c="8"/>[krb5-flavor not specified] OPENSSL_NO_KRB5</text:span></text:p>
      <text:p text:style-name="P1"><text:span text:style-name="T2"><text:s text:c="4"/>no-libunbound <text:s text:c="2"/>[experimental] OPENSSL_NO_LIBUNBOUND (skip dir)</text:span></text:p>
      <text:p text:style-name="P1"><text:span text:style-name="T2"><text:s text:c="4"/>no-md2 <text:s text:c="9"/>[default] <text:s/>OPENSSL_NO_MD2 (skip dir)</text:span></text:p>
      <text:p text:style-name="P1"><text:span text:style-name="T2"><text:s text:c="4"/>no-rc5 <text:s text:c="9"/>[default] <text:s/>OPENSSL_NO_RC5 (skip dir)</text:span></text:p>
      <text:p text:style-name="P1"><text:span text:style-name="T2"><text:s text:c="4"/>no-rfc3779 <text:s text:c="5"/>[default] <text:s/>OPENSSL_NO_RFC3779 (skip dir)</text:span></text:p>
      <text:p text:style-name="P1"><text:span text:style-name="T2"><text:s text:c="4"/>no-sctp <text:s text:c="8"/>[default] <text:s/>OPENSSL_NO_SCTP (skip dir)</text:span></text:p>
      <text:p text:style-name="P1"><text:span text:style-name="T2"><text:s text:c="4"/>no-shared <text:s text:c="6"/>[default] </text:span></text:p>
      <text:p text:style-name="P1"><text:span text:style-name="T2"><text:s text:c="4"/>no-ssl-trace <text:s text:c="3"/>[default] <text:s/>OPENSSL_NO_SSL_TRACE (skip dir)</text:span></text:p>
      <text:p text:style-name="P1"><text:span text:style-name="T2"><text:s text:c="4"/>no-ssl2 <text:s text:c="8"/>[default] <text:s/>OPENSSL_NO_SSL2 (skip dir)</text:span></text:p>
      <text:p text:style-name="P1"><text:span text:style-name="T2"><text:s text:c="4"/>no-store <text:s text:c="7"/>[experimental] OPENSSL_NO_STORE (skip dir)</text:span></text:p>
      <text:p text:style-name="P1"><text:span text:style-name="T2"><text:s text:c="4"/>no-unit-test <text:s text:c="3"/>[default] <text:s/>OPENSSL_NO_UNIT_TEST (skip dir)</text:span></text:p>
      <text:p text:style-name="P1"><text:span text:style-name="T2"><text:s text:c="4"/>no-weak-ssl-ciphers [default] <text:s/>OPENSSL_NO_WEAK_SSL_CIPHERS (skip dir)</text:span></text:p>
      <text:p text:style-name="P1"><text:span text:style-name="T2"><text:s text:c="4"/>no-zlib <text:s text:c="8"/>[default] </text:span></text:p>
      <text:p text:style-name="P1"><text:span text:style-name="T2"><text:s text:c="4"/>no-zlib-dynamic [default] </text:span></text:p>
      <text:p text:style-name="P1"><text:span text:style-name="T2">IsMK1MF=0</text:span></text:p>
      <text:p text:style-name="P1"><text:span text:style-name="T2">CC <text:s text:c="11"/>=gcc</text:span></text:p>
      <text:p text:style-name="P1"><text:span text:style-name="T2">CFLAG <text:s text:c="8"/>=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</text:span></text:p>
      <text:p text:style-name="P1"><text:span text:style-name="T2">EX_LIBS <text:s text:c="6"/>=-ldl</text:span></text:p>
      <text:p text:style-name="P1"><text:span text:style-name="T2">CPUID_OBJ <text:s text:c="4"/>=x86_64cpuid.o</text:span></text:p>
      <text:p text:style-name="P1"><text:span text:style-name="T2">BN_ASM <text:s text:c="7"/>=x86_64-gcc.o x86_64-mont.o x86_64-mont5.o x86_64-gf2m.o rsaz_exp.o rsaz-x86_64.o rsaz-avx2.o</text:span></text:p>
      <text:p text:style-name="P1"><text:span text:style-name="T2">EC_ASM <text:s text:c="7"/>=ecp_nistz256.o ecp_nistz256-x86_64.o</text:span></text:p>
      <text:p text:style-name="P1"><text:span text:style-name="T2">DES_ENC <text:s text:c="6"/>=des_enc.o fcrypt_b.o</text:span></text:p>
      <text:p text:style-name="P1"><text:span text:style-name="T2">AES_ENC <text:s text:c="6"/>=aes-x86_64.o vpaes-x86_64.o bsaes-x86_64.o aesni-x86_64.o aesni-sha1-x86_64.o aesni-sha256-x86_64.o aesni-mb-x86_64.o</text:span></text:p>
      <text:p text:style-name="P1"><text:span text:style-name="T2">BF_ENC <text:s text:c="7"/>=bf_enc.o</text:span></text:p>
      <text:p text:style-name="P1"><text:span text:style-name="T2">CAST_ENC <text:s text:c="5"/>=c_enc.o</text:span></text:p>
      <text:p text:style-name="P1"><text:span text:style-name="T2">RC4_ENC <text:s text:c="6"/>=rc4-x86_64.o rc4-md5-x86_64.o</text:span></text:p>
      <text:p text:style-name="P1"><text:span text:style-name="T2">RC5_ENC <text:s text:c="6"/>=rc5_enc.o</text:span></text:p>
      <text:p text:style-name="P1"><text:span text:style-name="T2">MD5_OBJ_ASM <text:s text:c="2"/>=md5-x86_64.o</text:span></text:p>
      <text:p text:style-name="P1"><text:span text:style-name="T2">SHA1_OBJ_ASM <text:s/>=sha1-x86_64.o sha256-x86_64.o sha512-x86_64.o sha1-mb-x86_64.o sha256-mb-x86_64.o</text:span></text:p>
      <text:p text:style-name="P1"><text:span text:style-name="T2">RMD160_OBJ_ASM=</text:span></text:p>
      <text:p text:style-name="P1"><text:span text:style-name="T2">CMLL_ENC <text:s text:c="5"/>=cmll-x86_64.o cmll_misc.o</text:span></text:p>
      <text:p text:style-name="P1"><text:soft-page-break/><text:span text:style-name="T2">MODES_OBJ <text:s text:c="4"/>=ghash-x86_64.o aesni-gcm-x86_64.o</text:span></text:p>
      <text:p text:style-name="P1"><text:span text:style-name="T2">ENGINES_OBJ <text:s text:c="2"/>=</text:span></text:p>
      <text:p text:style-name="P1"><text:span text:style-name="T2">PROCESSOR <text:s text:c="4"/>=</text:span></text:p>
      <text:p text:style-name="P1"><text:span text:style-name="T2">RANLIB <text:s text:c="7"/>=/usr/bin/ranlib</text:span></text:p>
      <text:p text:style-name="P1"><text:span text:style-name="T2">ARFLAGS <text:s text:c="6"/>=</text:span></text:p>
      <text:p text:style-name="P1"><text:span text:style-name="T2">PERL <text:s text:c="9"/>=/usr/bin/perl</text:span></text:p>
      <text:p text:style-name="P1"><text:span text:style-name="T2">SIXTY_FOUR_BIT_LONG mode</text:span></text:p>
      <text:p text:style-name="P1"><text:span text:style-name="T2">DES_UNROLL used</text:span></text:p>
      <text:p text:style-name="P1"><text:span text:style-name="T2">DES_INT used</text:span></text:p>
      <text:p text:style-name="P1"><text:span text:style-name="T2">RC4_CHUNK is unsigned long</text:span></text:p>
      <text:p text:style-name="P1"><text:span text:style-name="T2">e_os2.h =&gt; include/openssl/e_os2.h</text:span></text:p>
      <text:p text:style-name="P1"><text:span text:style-name="T2">making links in crypto...</text:span></text:p>
      <text:p text:style-name="P1"><text:span text:style-name="T2">make[1]: Entering directory '/home/mahannee/packages/openssl/openssl-1.0.2g/crypto'</text:span></text:p>
      <text:p text:style-name="P1"><text:span text:style-name="T2">crypto.h =&gt; ../include/openssl/crypto.h</text:span></text:p>
      <text:p text:style-name="P1"><text:span text:style-name="T2">opensslv.h =&gt; ../include/openssl/opensslv.h</text:span></text:p>
      <text:p text:style-name="P1"><text:span text:style-name="T2">opensslconf.h =&gt; ../include/openssl/opensslconf.h</text:span></text:p>
      <text:p text:style-name="P1"><text:span text:style-name="T2">ebcdic.h =&gt; ../include/openssl/ebcdic.h</text:span></text:p>
      <text:p text:style-name="P1"><text:span text:style-name="T2">symhacks.h =&gt; ../include/openssl/symhacks.h</text:span></text:p>
      <text:p text:style-name="P1"><text:span text:style-name="T2">ossl_typ.h =&gt; ../include/openssl/ossl_typ.h</text:span></text:p>
      <text:p text:style-name="P1"><text:span text:style-name="T2">constant_time_test.c =&gt; ../test/constant_time_test.c</text:span></text:p>
      <text:p text:style-name="P1"><text:span text:style-name="T2">making links in crypto/objects...</text:span></text:p>
      <text:p text:style-name="P1"><text:span text:style-name="T2">make[2]: Entering directory '/home/mahannee/packages/openssl/openssl-1.0.2g/crypto/objects'</text:span></text:p>
      <text:p text:style-name="P1"><text:span text:style-name="T2">objects.h =&gt; ../../include/openssl/objects.h</text:span></text:p>
      <text:p text:style-name="P1"><text:span text:style-name="T2">obj_mac.h =&gt; ../../include/openssl/obj_mac.h</text:span></text:p>
      <text:p text:style-name="P1"><text:span text:style-name="T2">make[2]: Leaving directory '/home/mahannee/packages/openssl/openssl-1.0.2g/crypto/objects'</text:span></text:p>
      <text:p text:style-name="P1"><text:span text:style-name="T2">making links in crypto/md4...</text:span></text:p>
      <text:p text:style-name="P1"><text:span text:style-name="T2">make[2]: Entering directory '/home/mahannee/packages/openssl/openssl-1.0.2g/crypto/md4'</text:span></text:p>
      <text:p text:style-name="P1"><text:span text:style-name="T2">md4.h =&gt; ../../include/openssl/md4.h</text:span></text:p>
      <text:p text:style-name="P1"><text:span text:style-name="T2">md4test.c =&gt; ../../test/md4test.c</text:span></text:p>
      <text:p text:style-name="P1"><text:span text:style-name="T2">md4.c =&gt; ../../apps/md4.c</text:span></text:p>
      <text:p text:style-name="P1"><text:span text:style-name="T2">make[2]: Leaving directory '/home/mahannee/packages/openssl/openssl-1.0.2g/crypto/md4'</text:span></text:p>
      <text:p text:style-name="P1"><text:span text:style-name="T2">making links in crypto/md5...</text:span></text:p>
      <text:p text:style-name="P1"><text:span text:style-name="T2">make[2]: Entering directory '/home/mahannee/packages/openssl/openssl-1.0.2g/crypto/md5'</text:span></text:p>
      <text:p text:style-name="P1"><text:span text:style-name="T2">md5.h =&gt; ../../include/openssl/md5.h</text:span></text:p>
      <text:p text:style-name="P1"><text:span text:style-name="T2">md5test.c =&gt; ../../test/md5test.c</text:span></text:p>
      <text:p text:style-name="P1"><text:span text:style-name="T2">make[2]: Leaving directory '/home/mahannee/packages/openssl/openssl-1.0.2g/crypto/md5'</text:span></text:p>
      <text:p text:style-name="P1"><text:span text:style-name="T2">making links in crypto/sha...</text:span></text:p>
      <text:p text:style-name="P1"><text:span text:style-name="T2">make[2]: Entering directory '/home/mahannee/packages/openssl/openssl-1.0.2g/crypto/sha'</text:span></text:p>
      <text:p text:style-name="P1"><text:span text:style-name="T2">sha.h =&gt; ../../include/openssl/sha.h</text:span></text:p>
      <text:p text:style-name="P1"><text:span text:style-name="T2">shatest.c =&gt; ../../test/shatest.c</text:span></text:p>
      <text:p text:style-name="P1"><text:span text:style-name="T2">sha1test.c =&gt; ../../test/sha1test.c</text:span></text:p>
      <text:p text:style-name="P1"><text:span text:style-name="T2">sha256t.c =&gt; ../../test/sha256t.c</text:span></text:p>
      <text:p text:style-name="P1"><text:span text:style-name="T2">sha512t.c =&gt; ../../test/sha512t.c</text:span></text:p>
      <text:p text:style-name="P1"><text:span text:style-name="T2">make[2]: Leaving directory '/home/mahannee/packages/openssl/openssl-1.0.2g/crypto/sha'</text:span></text:p>
      <text:p text:style-name="P1"><text:span text:style-name="T2">making links in crypto/mdc2...</text:span></text:p>
      <text:p text:style-name="P1"><text:soft-page-break/><text:span text:style-name="T2">make[2]: Entering directory '/home/mahannee/packages/openssl/openssl-1.0.2g/crypto/mdc2'</text:span></text:p>
      <text:p text:style-name="P1"><text:span text:style-name="T2">mdc2.h =&gt; ../../include/openssl/mdc2.h</text:span></text:p>
      <text:p text:style-name="P1"><text:span text:style-name="T2">mdc2test.c =&gt; ../../test/mdc2test.c</text:span></text:p>
      <text:p text:style-name="P1"><text:span text:style-name="T2">make[2]: Leaving directory '/home/mahannee/packages/openssl/openssl-1.0.2g/crypto/mdc2'</text:span></text:p>
      <text:p text:style-name="P1"><text:span text:style-name="T2">making links in crypto/hmac...</text:span></text:p>
      <text:p text:style-name="P1"><text:span text:style-name="T2">make[2]: Entering directory '/home/mahannee/packages/openssl/openssl-1.0.2g/crypto/hmac'</text:span></text:p>
      <text:p text:style-name="P1"><text:span text:style-name="T2">hmac.h =&gt; ../../include/openssl/hmac.h</text:span></text:p>
      <text:p text:style-name="P1"><text:span text:style-name="T2">hmactest.c =&gt; ../../test/hmactest.c</text:span></text:p>
      <text:p text:style-name="P1"><text:span text:style-name="T2">make[2]: Leaving directory '/home/mahannee/packages/openssl/openssl-1.0.2g/crypto/hmac'</text:span></text:p>
      <text:p text:style-name="P1"><text:span text:style-name="T2">making links in crypto/ripemd...</text:span></text:p>
      <text:p text:style-name="P1"><text:span text:style-name="T2">make[2]: Entering directory '/home/mahannee/packages/openssl/openssl-1.0.2g/crypto/ripemd'</text:span></text:p>
      <text:p text:style-name="P1"><text:span text:style-name="T2">ripemd.h =&gt; ../../include/openssl/ripemd.h</text:span></text:p>
      <text:p text:style-name="P1"><text:span text:style-name="T2">rmdtest.c =&gt; ../../test/rmdtest.c</text:span></text:p>
      <text:p text:style-name="P1"><text:span text:style-name="T2">make[2]: Leaving directory '/home/mahannee/packages/openssl/openssl-1.0.2g/crypto/ripemd'</text:span></text:p>
      <text:p text:style-name="P1"><text:span text:style-name="T2">making links in crypto/whrlpool...</text:span></text:p>
      <text:p text:style-name="P1"><text:span text:style-name="T2">make[2]: Entering directory '/home/mahannee/packages/openssl/openssl-1.0.2g/crypto/whrlpool'</text:span></text:p>
      <text:p text:style-name="P1"><text:span text:style-name="T2">whrlpool.h =&gt; ../../include/openssl/whrlpool.h</text:span></text:p>
      <text:p text:style-name="P1"><text:span text:style-name="T2">wp_test.c =&gt; ../../test/wp_test.c</text:span></text:p>
      <text:p text:style-name="P1"><text:span text:style-name="T2">make[2]: Leaving directory '/home/mahannee/packages/openssl/openssl-1.0.2g/crypto/whrlpool'</text:span></text:p>
      <text:p text:style-name="P1"><text:span text:style-name="T2">making links in crypto/des...</text:span></text:p>
      <text:p text:style-name="P1"><text:span text:style-name="T2">make[2]: Entering directory '/home/mahannee/packages/openssl/openssl-1.0.2g/crypto/des'</text:span></text:p>
      <text:p text:style-name="P1"><text:span text:style-name="T2">des.h =&gt; ../../include/openssl/des.h</text:span></text:p>
      <text:p text:style-name="P1"><text:span text:style-name="T2">des_old.h =&gt; ../../include/openssl/des_old.h</text:span></text:p>
      <text:p text:style-name="P1"><text:span text:style-name="T2">destest.c =&gt; ../../test/destest.c</text:span></text:p>
      <text:p text:style-name="P1"><text:span text:style-name="T2">make[2]: Leaving directory '/home/mahannee/packages/openssl/openssl-1.0.2g/crypto/des'</text:span></text:p>
      <text:p text:style-name="P1"><text:span text:style-name="T2">making links in crypto/aes...</text:span></text:p>
      <text:p text:style-name="P1"><text:span text:style-name="T2">make[2]: Entering directory '/home/mahannee/packages/openssl/openssl-1.0.2g/crypto/aes'</text:span></text:p>
      <text:p text:style-name="P1"><text:span text:style-name="T2">aes.h =&gt; ../../include/openssl/aes.h</text:span></text:p>
      <text:p text:style-name="P1"><text:span text:style-name="T2">make[2]: Leaving directory '/home/mahannee/packages/openssl/openssl-1.0.2g/crypto/aes'</text:span></text:p>
      <text:p text:style-name="P1"><text:span text:style-name="T2">making links in crypto/rc2...</text:span></text:p>
      <text:p text:style-name="P1"><text:span text:style-name="T2">make[2]: Entering directory '/home/mahannee/packages/openssl/openssl-1.0.2g/crypto/rc2'</text:span></text:p>
      <text:p text:style-name="P1"><text:span text:style-name="T2">rc2.h =&gt; ../../include/openssl/rc2.h</text:span></text:p>
      <text:p text:style-name="P1"><text:span text:style-name="T2">rc2test.c =&gt; ../../test/rc2test.c</text:span></text:p>
      <text:p text:style-name="P1"><text:span text:style-name="T2">make[2]: Leaving directory '/home/mahannee/packages/openssl/openssl-1.0.2g/crypto/rc2'</text:span></text:p>
      <text:p text:style-name="P1"><text:span text:style-name="T2">making links in crypto/rc4...</text:span></text:p>
      <text:p text:style-name="P1"><text:span text:style-name="T2">make[2]: Entering directory '/home/mahannee/packages/openssl/openssl-1.0.2g/crypto/rc4'</text:span></text:p>
      <text:p text:style-name="P1"><text:span text:style-name="T2">rc4.h =&gt; ../../include/openssl/rc4.h</text:span></text:p>
      <text:p text:style-name="P1"><text:span text:style-name="T2">rc4test.c =&gt; ../../test/rc4test.c</text:span></text:p>
      <text:p text:style-name="P1"><text:span text:style-name="T2">make[2]: Leaving directory '/home/mahannee/packages/openssl/openssl-1.0.2g/crypto/rc4'</text:span></text:p>
      <text:p text:style-name="P1"><text:span text:style-name="T2">making links in crypto/idea...</text:span></text:p>
      <text:p text:style-name="P1"><text:span text:style-name="T2">make[2]: Entering directory '/home/mahannee/packages/openssl/openssl-1.0.2g/crypto/idea'</text:span></text:p>
      <text:p text:style-name="P1"><text:soft-page-break/><text:span text:style-name="T2">idea.h =&gt; ../../include/openssl/idea.h</text:span></text:p>
      <text:p text:style-name="P1"><text:span text:style-name="T2">ideatest.c =&gt; ../../test/ideatest.c</text:span></text:p>
      <text:p text:style-name="P1"><text:span text:style-name="T2">make[2]: Leaving directory '/home/mahannee/packages/openssl/openssl-1.0.2g/crypto/idea'</text:span></text:p>
      <text:p text:style-name="P1"><text:span text:style-name="T2">making links in crypto/bf...</text:span></text:p>
      <text:p text:style-name="P1"><text:span text:style-name="T2">make[2]: Entering directory '/home/mahannee/packages/openssl/openssl-1.0.2g/crypto/bf'</text:span></text:p>
      <text:p text:style-name="P1"><text:span text:style-name="T2">blowfish.h =&gt; ../../include/openssl/blowfish.h</text:span></text:p>
      <text:p text:style-name="P1"><text:span text:style-name="T2">bftest.c =&gt; ../../test/bftest.c</text:span></text:p>
      <text:p text:style-name="P1"><text:span text:style-name="T2">make[2]: Leaving directory '/home/mahannee/packages/openssl/openssl-1.0.2g/crypto/bf'</text:span></text:p>
      <text:p text:style-name="P1"><text:span text:style-name="T2">making links in crypto/cast...</text:span></text:p>
      <text:p text:style-name="P1"><text:span text:style-name="T2">make[2]: Entering directory '/home/mahannee/packages/openssl/openssl-1.0.2g/crypto/cast'</text:span></text:p>
      <text:p text:style-name="P1"><text:span text:style-name="T2">cast.h =&gt; ../../include/openssl/cast.h</text:span></text:p>
      <text:p text:style-name="P1"><text:span text:style-name="T2">casttest.c =&gt; ../../test/casttest.c</text:span></text:p>
      <text:p text:style-name="P1"><text:span text:style-name="T2">make[2]: Leaving directory '/home/mahannee/packages/openssl/openssl-1.0.2g/crypto/cast'</text:span></text:p>
      <text:p text:style-name="P1"><text:span text:style-name="T2">making links in crypto/camellia...</text:span></text:p>
      <text:p text:style-name="P1"><text:span text:style-name="T2">make[2]: Entering directory '/home/mahannee/packages/openssl/openssl-1.0.2g/crypto/camellia'</text:span></text:p>
      <text:p text:style-name="P1"><text:span text:style-name="T2">camellia.h =&gt; ../../include/openssl/camellia.h</text:span></text:p>
      <text:p text:style-name="P1"><text:span text:style-name="T2">make[2]: Leaving directory '/home/mahannee/packages/openssl/openssl-1.0.2g/crypto/camellia'</text:span></text:p>
      <text:p text:style-name="P1"><text:span text:style-name="T2">making links in crypto/seed...</text:span></text:p>
      <text:p text:style-name="P1"><text:span text:style-name="T2">make[2]: Entering directory '/home/mahannee/packages/openssl/openssl-1.0.2g/crypto/seed'</text:span></text:p>
      <text:p text:style-name="P1"><text:span text:style-name="T2">seed.h =&gt; ../../include/openssl/seed.h</text:span></text:p>
      <text:p text:style-name="P1"><text:span text:style-name="T2">make[2]: Leaving directory '/home/mahannee/packages/openssl/openssl-1.0.2g/crypto/seed'</text:span></text:p>
      <text:p text:style-name="P1"><text:span text:style-name="T2">making links in crypto/modes...</text:span></text:p>
      <text:p text:style-name="P1"><text:span text:style-name="T2">make[2]: Entering directory '/home/mahannee/packages/openssl/openssl-1.0.2g/crypto/modes'</text:span></text:p>
      <text:p text:style-name="P1"><text:span text:style-name="T2">modes.h =&gt; ../../include/openssl/modes.h</text:span></text:p>
      <text:p text:style-name="P1"><text:span text:style-name="T2">make[2]: Leaving directory '/home/mahannee/packages/openssl/openssl-1.0.2g/crypto/modes'</text:span></text:p>
      <text:p text:style-name="P1"><text:span text:style-name="T2">making links in crypto/bn...</text:span></text:p>
      <text:p text:style-name="P1"><text:span text:style-name="T2">make[2]: Entering directory '/home/mahannee/packages/openssl/openssl-1.0.2g/crypto/bn'</text:span></text:p>
      <text:p text:style-name="P1"><text:span text:style-name="T2">bn.h =&gt; ../../include/openssl/bn.h</text:span></text:p>
      <text:p text:style-name="P1"><text:span text:style-name="T2">bntest.c =&gt; ../../test/bntest.c</text:span></text:p>
      <text:p text:style-name="P1"><text:span text:style-name="T2">exptest.c =&gt; ../../test/exptest.c</text:span></text:p>
      <text:p text:style-name="P1"><text:span text:style-name="T2">make[2]: Leaving directory '/home/mahannee/packages/openssl/openssl-1.0.2g/crypto/bn'</text:span></text:p>
      <text:p text:style-name="P1"><text:span text:style-name="T2">making links in crypto/ec...</text:span></text:p>
      <text:p text:style-name="P1"><text:span text:style-name="T2">make[2]: Entering directory '/home/mahannee/packages/openssl/openssl-1.0.2g/crypto/ec'</text:span></text:p>
      <text:p text:style-name="P1"><text:span text:style-name="T2">ec.h =&gt; ../../include/openssl/ec.h</text:span></text:p>
      <text:p text:style-name="P1"><text:span text:style-name="T2">ectest.c =&gt; ../../test/ectest.c</text:span></text:p>
      <text:p text:style-name="P1"><text:span text:style-name="T2">make[2]: Leaving directory '/home/mahannee/packages/openssl/openssl-1.0.2g/crypto/ec'</text:span></text:p>
      <text:p text:style-name="P1"><text:span text:style-name="T2">making links in crypto/rsa...</text:span></text:p>
      <text:p text:style-name="P1"><text:span text:style-name="T2">make[2]: Entering directory '/home/mahannee/packages/openssl/openssl-1.0.2g/crypto/rsa'</text:span></text:p>
      <text:p text:style-name="P1"><text:span text:style-name="T2">rsa.h =&gt; ../../include/openssl/rsa.h</text:span></text:p>
      <text:p text:style-name="P1"><text:span text:style-name="T2">rsa_test.c =&gt; ../../test/rsa_test.c</text:span></text:p>
      <text:p text:style-name="P1"><text:span text:style-name="T2">make[2]: Leaving directory '/home/mahannee/packages/openssl/openssl-1.0.2g/crypto/rsa'</text:span></text:p>
      <text:p text:style-name="P1"><text:span text:style-name="T2">making links in crypto/dsa...</text:span></text:p>
      <text:p text:style-name="P1"><text:span text:style-name="T2">make[2]: Entering directory '/home/mahannee/packages/openssl/openssl-1.0.2g/crypto/dsa'</text:span></text:p>
      <text:p text:style-name="P1"><text:span text:style-name="T2">dsa.h =&gt; ../../include/openssl/dsa.h</text:span></text:p>
      <text:p text:style-name="P1"><text:soft-page-break/><text:span text:style-name="T2">dsatest.c =&gt; ../../test/dsatest.c</text:span></text:p>
      <text:p text:style-name="P1"><text:span text:style-name="T2">make[2]: Leaving directory '/home/mahannee/packages/openssl/openssl-1.0.2g/crypto/dsa'</text:span></text:p>
      <text:p text:style-name="P1"><text:span text:style-name="T2">making links in crypto/ecdsa...</text:span></text:p>
      <text:p text:style-name="P1"><text:span text:style-name="T2">make[2]: Entering directory '/home/mahannee/packages/openssl/openssl-1.0.2g/crypto/ecdsa'</text:span></text:p>
      <text:p text:style-name="P1"><text:span text:style-name="T2">ecdsa.h =&gt; ../../include/openssl/ecdsa.h</text:span></text:p>
      <text:p text:style-name="P1"><text:span text:style-name="T2">ecdsatest.c =&gt; ../../test/ecdsatest.c</text:span></text:p>
      <text:p text:style-name="P1"><text:span text:style-name="T2">make[2]: Leaving directory '/home/mahannee/packages/openssl/openssl-1.0.2g/crypto/ecdsa'</text:span></text:p>
      <text:p text:style-name="P1"><text:span text:style-name="T2">making links in crypto/dh...</text:span></text:p>
      <text:p text:style-name="P1"><text:span text:style-name="T2">make[2]: Entering directory '/home/mahannee/packages/openssl/openssl-1.0.2g/crypto/dh'</text:span></text:p>
      <text:p text:style-name="P1"><text:span text:style-name="T2">dh.h =&gt; ../../include/openssl/dh.h</text:span></text:p>
      <text:p text:style-name="P1"><text:span text:style-name="T2">dhtest.c =&gt; ../../test/dhtest.c</text:span></text:p>
      <text:p text:style-name="P1"><text:span text:style-name="T2">make[2]: Leaving directory '/home/mahannee/packages/openssl/openssl-1.0.2g/crypto/dh'</text:span></text:p>
      <text:p text:style-name="P1"><text:span text:style-name="T2">making links in crypto/ecdh...</text:span></text:p>
      <text:p text:style-name="P1"><text:span text:style-name="T2">make[2]: Entering directory '/home/mahannee/packages/openssl/openssl-1.0.2g/crypto/ecdh'</text:span></text:p>
      <text:p text:style-name="P1"><text:span text:style-name="T2">ecdh.h =&gt; ../../include/openssl/ecdh.h</text:span></text:p>
      <text:p text:style-name="P1"><text:span text:style-name="T2">ecdhtest.c =&gt; ../../test/ecdhtest.c</text:span></text:p>
      <text:p text:style-name="P1"><text:span text:style-name="T2">make[2]: Leaving directory '/home/mahannee/packages/openssl/openssl-1.0.2g/crypto/ecdh'</text:span></text:p>
      <text:p text:style-name="P1"><text:span text:style-name="T2">making links in crypto/dso...</text:span></text:p>
      <text:p text:style-name="P1"><text:span text:style-name="T2">make[2]: Entering directory '/home/mahannee/packages/openssl/openssl-1.0.2g/crypto/dso'</text:span></text:p>
      <text:p text:style-name="P1"><text:span text:style-name="T2">dso.h =&gt; ../../include/openssl/dso.h</text:span></text:p>
      <text:p text:style-name="P1"><text:span text:style-name="T2">make[2]: Leaving directory '/home/mahannee/packages/openssl/openssl-1.0.2g/crypto/dso'</text:span></text:p>
      <text:p text:style-name="P1"><text:span text:style-name="T2">making links in crypto/engine...</text:span></text:p>
      <text:p text:style-name="P1"><text:span text:style-name="T2">make[2]: Entering directory '/home/mahannee/packages/openssl/openssl-1.0.2g/crypto/engine'</text:span></text:p>
      <text:p text:style-name="P1"><text:span text:style-name="T2">engine.h =&gt; ../../include/openssl/engine.h</text:span></text:p>
      <text:p text:style-name="P1"><text:span text:style-name="T2">enginetest.c =&gt; ../../test/enginetest.c</text:span></text:p>
      <text:p text:style-name="P1"><text:span text:style-name="T2">make[2]: Leaving directory '/home/mahannee/packages/openssl/openssl-1.0.2g/crypto/engine'</text:span></text:p>
      <text:p text:style-name="P1"><text:span text:style-name="T2">making links in crypto/buffer...</text:span></text:p>
      <text:p text:style-name="P1"><text:span text:style-name="T2">make[2]: Entering directory '/home/mahannee/packages/openssl/openssl-1.0.2g/crypto/buffer'</text:span></text:p>
      <text:p text:style-name="P1"><text:span text:style-name="T2">buffer.h =&gt; ../../include/openssl/buffer.h</text:span></text:p>
      <text:p text:style-name="P1"><text:span text:style-name="T2">make[2]: Leaving directory '/home/mahannee/packages/openssl/openssl-1.0.2g/crypto/buffer'</text:span></text:p>
      <text:p text:style-name="P1"><text:span text:style-name="T2">making links in crypto/bio...</text:span></text:p>
      <text:p text:style-name="P1"><text:span text:style-name="T2">make[2]: Entering directory '/home/mahannee/packages/openssl/openssl-1.0.2g/crypto/bio'</text:span></text:p>
      <text:p text:style-name="P1"><text:span text:style-name="T2">bio.h =&gt; ../../include/openssl/bio.h</text:span></text:p>
      <text:p text:style-name="P1"><text:span text:style-name="T2">make[2]: Leaving directory '/home/mahannee/packages/openssl/openssl-1.0.2g/crypto/bio'</text:span></text:p>
      <text:p text:style-name="P1"><text:span text:style-name="T2">making links in crypto/stack...</text:span></text:p>
      <text:p text:style-name="P1"><text:span text:style-name="T2">make[2]: Entering directory '/home/mahannee/packages/openssl/openssl-1.0.2g/crypto/stack'</text:span></text:p>
      <text:p text:style-name="P1"><text:span text:style-name="T2">stack.h =&gt; ../../include/openssl/stack.h</text:span></text:p>
      <text:p text:style-name="P1"><text:span text:style-name="T2">safestack.h =&gt; ../../include/openssl/safestack.h</text:span></text:p>
      <text:p text:style-name="P1"><text:span text:style-name="T2">make[2]: Leaving directory '/home/mahannee/packages/openssl/openssl-1.0.2g/crypto/stack'</text:span></text:p>
      <text:p text:style-name="P1"><text:span text:style-name="T2">making links in crypto/lhash...</text:span></text:p>
      <text:p text:style-name="P1"><text:soft-page-break/><text:span text:style-name="T2">make[2]: Entering directory '/home/mahannee/packages/openssl/openssl-1.0.2g/crypto/lhash'</text:span></text:p>
      <text:p text:style-name="P1"><text:span text:style-name="T2">lhash.h =&gt; ../../include/openssl/lhash.h</text:span></text:p>
      <text:p text:style-name="P1"><text:span text:style-name="T2">make[2]: Leaving directory '/home/mahannee/packages/openssl/openssl-1.0.2g/crypto/lhash'</text:span></text:p>
      <text:p text:style-name="P1"><text:span text:style-name="T2">making links in crypto/rand...</text:span></text:p>
      <text:p text:style-name="P1"><text:span text:style-name="T2">make[2]: Entering directory '/home/mahannee/packages/openssl/openssl-1.0.2g/crypto/rand'</text:span></text:p>
      <text:p text:style-name="P1"><text:span text:style-name="T2">rand.h =&gt; ../../include/openssl/rand.h</text:span></text:p>
      <text:p text:style-name="P1"><text:span text:style-name="T2">randtest.c =&gt; ../../test/randtest.c</text:span></text:p>
      <text:p text:style-name="P1"><text:span text:style-name="T2">make[2]: Leaving directory '/home/mahannee/packages/openssl/openssl-1.0.2g/crypto/rand'</text:span></text:p>
      <text:p text:style-name="P1"><text:span text:style-name="T2">making links in crypto/err...</text:span></text:p>
      <text:p text:style-name="P1"><text:span text:style-name="T2">make[2]: Entering directory '/home/mahannee/packages/openssl/openssl-1.0.2g/crypto/err'</text:span></text:p>
      <text:p text:style-name="P1"><text:span text:style-name="T2">err.h =&gt; ../../include/openssl/err.h</text:span></text:p>
      <text:p text:style-name="P1"><text:span text:style-name="T2">make[2]: Leaving directory '/home/mahannee/packages/openssl/openssl-1.0.2g/crypto/err'</text:span></text:p>
      <text:p text:style-name="P1"><text:span text:style-name="T2">making links in crypto/evp...</text:span></text:p>
      <text:p text:style-name="P1"><text:span text:style-name="T2">make[2]: Entering directory '/home/mahannee/packages/openssl/openssl-1.0.2g/crypto/evp'</text:span></text:p>
      <text:p text:style-name="P1"><text:span text:style-name="T2">evp.h =&gt; ../../include/openssl/evp.h</text:span></text:p>
      <text:p text:style-name="P1"><text:span text:style-name="T2">evp_test.c =&gt; ../../test/evp_test.c</text:span></text:p>
      <text:p text:style-name="P1"><text:span text:style-name="T2">evp_extra_test.c =&gt; ../../test/evp_extra_test.c</text:span></text:p>
      <text:p text:style-name="P1"><text:span text:style-name="T2">evptests.txt -&gt; ../../test/evptests.txt</text:span></text:p>
      <text:p text:style-name="P1"><text:span text:style-name="T2">make[2]: Leaving directory '/home/mahannee/packages/openssl/openssl-1.0.2g/crypto/evp'</text:span></text:p>
      <text:p text:style-name="P1"><text:span text:style-name="T2">making links in crypto/asn1...</text:span></text:p>
      <text:p text:style-name="P1"><text:span text:style-name="T2">make[2]: Entering directory '/home/mahannee/packages/openssl/openssl-1.0.2g/crypto/asn1'</text:span></text:p>
      <text:p text:style-name="P1"><text:span text:style-name="T2">asn1.h =&gt; ../../include/openssl/asn1.h</text:span></text:p>
      <text:p text:style-name="P1"><text:span text:style-name="T2">asn1_mac.h =&gt; ../../include/openssl/asn1_mac.h</text:span></text:p>
      <text:p text:style-name="P1"><text:span text:style-name="T2">asn1t.h =&gt; ../../include/openssl/asn1t.h</text:span></text:p>
      <text:p text:style-name="P1"><text:span text:style-name="T2">make[2]: Leaving directory '/home/mahannee/packages/openssl/openssl-1.0.2g/crypto/asn1'</text:span></text:p>
      <text:p text:style-name="P1"><text:span text:style-name="T2">making links in crypto/pem...</text:span></text:p>
      <text:p text:style-name="P1"><text:span text:style-name="T2">make[2]: Entering directory '/home/mahannee/packages/openssl/openssl-1.0.2g/crypto/pem'</text:span></text:p>
      <text:p text:style-name="P1"><text:span text:style-name="T2">pem.h =&gt; ../../include/openssl/pem.h</text:span></text:p>
      <text:p text:style-name="P1"><text:span text:style-name="T2">pem2.h =&gt; ../../include/openssl/pem2.h</text:span></text:p>
      <text:p text:style-name="P1"><text:span text:style-name="T2">make[2]: Leaving directory '/home/mahannee/packages/openssl/openssl-1.0.2g/crypto/pem'</text:span></text:p>
      <text:p text:style-name="P1"><text:span text:style-name="T2">making links in crypto/x509...</text:span></text:p>
      <text:p text:style-name="P1"><text:span text:style-name="T2">make[2]: Entering directory '/home/mahannee/packages/openssl/openssl-1.0.2g/crypto/x509'</text:span></text:p>
      <text:p text:style-name="P1"><text:span text:style-name="T2">x509.h =&gt; ../../include/openssl/x509.h</text:span></text:p>
      <text:p text:style-name="P1"><text:span text:style-name="T2">x509_vfy.h =&gt; ../../include/openssl/x509_vfy.h</text:span></text:p>
      <text:p text:style-name="P1"><text:span text:style-name="T2">verify_extra_test.c =&gt; ../../test/verify_extra_test.c</text:span></text:p>
      <text:p text:style-name="P1"><text:span text:style-name="T2">make[2]: Leaving directory '/home/mahannee/packages/openssl/openssl-1.0.2g/crypto/x509'</text:span></text:p>
      <text:p text:style-name="P1"><text:span text:style-name="T2">making links in crypto/x509v3...</text:span></text:p>
      <text:p text:style-name="P1"><text:span text:style-name="T2">make[2]: Entering directory '/home/mahannee/packages/openssl/openssl-1.0.2g/crypto/x509v3'</text:span></text:p>
      <text:p text:style-name="P1"><text:span text:style-name="T2">x509v3.h =&gt; ../../include/openssl/x509v3.h</text:span></text:p>
      <text:p text:style-name="P1"><text:span text:style-name="T2">v3nametest.c =&gt; ../../test/v3nametest.c</text:span></text:p>
      <text:p text:style-name="P1"><text:span text:style-name="T2">make[2]: Leaving directory '/home/mahannee/packages/openssl/openssl-1.0.2g/crypto/x509v3'</text:span></text:p>
      <text:p text:style-name="P1"><text:span text:style-name="T2">making links in crypto/conf...</text:span></text:p>
      <text:p text:style-name="P1"><text:span text:style-name="T2">make[2]: Entering directory '/home/mahannee/packages/openssl/openssl-1.0.2g/crypto/conf'</text:span></text:p>
      <text:p text:style-name="P1"><text:span text:style-name="T2">conf.h =&gt; ../../include/openssl/conf.h</text:span></text:p>
      <text:p text:style-name="P1"><text:span text:style-name="T2">conf_api.h =&gt; ../../include/openssl/conf_api.h</text:span></text:p>
      <text:p text:style-name="P1"><text:soft-page-break/><text:span text:style-name="T2">make[2]: Leaving directory '/home/mahannee/packages/openssl/openssl-1.0.2g/crypto/conf'</text:span></text:p>
      <text:p text:style-name="P1"><text:span text:style-name="T2">making links in crypto/txt_db...</text:span></text:p>
      <text:p text:style-name="P1"><text:span text:style-name="T2">make[2]: Entering directory '/home/mahannee/packages/openssl/openssl-1.0.2g/crypto/txt_db'</text:span></text:p>
      <text:p text:style-name="P1"><text:span text:style-name="T2">txt_db.h =&gt; ../../include/openssl/txt_db.h</text:span></text:p>
      <text:p text:style-name="P1"><text:span text:style-name="T2">make[2]: Leaving directory '/home/mahannee/packages/openssl/openssl-1.0.2g/crypto/txt_db'</text:span></text:p>
      <text:p text:style-name="P1"><text:span text:style-name="T2">making links in crypto/pkcs7...</text:span></text:p>
      <text:p text:style-name="P1"><text:span text:style-name="T2">make[2]: Entering directory '/home/mahannee/packages/openssl/openssl-1.0.2g/crypto/pkcs7'</text:span></text:p>
      <text:p text:style-name="P1"><text:span text:style-name="T2">pkcs7.h =&gt; ../../include/openssl/pkcs7.h</text:span></text:p>
      <text:p text:style-name="P1"><text:span text:style-name="T2">make[2]: Leaving directory '/home/mahannee/packages/openssl/openssl-1.0.2g/crypto/pkcs7'</text:span></text:p>
      <text:p text:style-name="P1"><text:span text:style-name="T2">making links in crypto/pkcs12...</text:span></text:p>
      <text:p text:style-name="P1"><text:span text:style-name="T2">make[2]: Entering directory '/home/mahannee/packages/openssl/openssl-1.0.2g/crypto/pkcs12'</text:span></text:p>
      <text:p text:style-name="P1"><text:span text:style-name="T2">pkcs12.h =&gt; ../../include/openssl/pkcs12.h</text:span></text:p>
      <text:p text:style-name="P1"><text:span text:style-name="T2">make[2]: Leaving directory '/home/mahannee/packages/openssl/openssl-1.0.2g/crypto/pkcs12'</text:span></text:p>
      <text:p text:style-name="P1"><text:span text:style-name="T2">making links in crypto/comp...</text:span></text:p>
      <text:p text:style-name="P1"><text:span text:style-name="T2">make[2]: Entering directory '/home/mahannee/packages/openssl/openssl-1.0.2g/crypto/comp'</text:span></text:p>
      <text:p text:style-name="P1"><text:span text:style-name="T2">comp.h =&gt; ../../include/openssl/comp.h</text:span></text:p>
      <text:p text:style-name="P1"><text:span text:style-name="T2">make[2]: Leaving directory '/home/mahannee/packages/openssl/openssl-1.0.2g/crypto/comp'</text:span></text:p>
      <text:p text:style-name="P1"><text:span text:style-name="T2">making links in crypto/ocsp...</text:span></text:p>
      <text:p text:style-name="P1"><text:span text:style-name="T2">make[2]: Entering directory '/home/mahannee/packages/openssl/openssl-1.0.2g/crypto/ocsp'</text:span></text:p>
      <text:p text:style-name="P1"><text:span text:style-name="T2">ocsp.h =&gt; ../../include/openssl/ocsp.h</text:span></text:p>
      <text:p text:style-name="P1"><text:span text:style-name="T2">make[2]: Leaving directory '/home/mahannee/packages/openssl/openssl-1.0.2g/crypto/ocsp'</text:span></text:p>
      <text:p text:style-name="P1"><text:span text:style-name="T2">making links in crypto/ui...</text:span></text:p>
      <text:p text:style-name="P1"><text:span text:style-name="T2">make[2]: Entering directory '/home/mahannee/packages/openssl/openssl-1.0.2g/crypto/ui'</text:span></text:p>
      <text:p text:style-name="P1"><text:span text:style-name="T2">ui.h =&gt; ../../include/openssl/ui.h</text:span></text:p>
      <text:p text:style-name="P1"><text:span text:style-name="T2">ui_compat.h =&gt; ../../include/openssl/ui_compat.h</text:span></text:p>
      <text:p text:style-name="P1"><text:span text:style-name="T2">make[2]: Leaving directory '/home/mahannee/packages/openssl/openssl-1.0.2g/crypto/ui'</text:span></text:p>
      <text:p text:style-name="P1"><text:span text:style-name="T2">making links in crypto/krb5...</text:span></text:p>
      <text:p text:style-name="P1"><text:span text:style-name="T2">make[2]: Entering directory '/home/mahannee/packages/openssl/openssl-1.0.2g/crypto/krb5'</text:span></text:p>
      <text:p text:style-name="P1"><text:span text:style-name="T2">krb5_asn.h =&gt; ../../include/openssl/krb5_asn.h</text:span></text:p>
      <text:p text:style-name="P1"><text:span text:style-name="T2">make[2]: Leaving directory '/home/mahannee/packages/openssl/openssl-1.0.2g/crypto/krb5'</text:span></text:p>
      <text:p text:style-name="P1"><text:span text:style-name="T2">making links in crypto/cms...</text:span></text:p>
      <text:p text:style-name="P1"><text:span text:style-name="T2">make[2]: Entering directory '/home/mahannee/packages/openssl/openssl-1.0.2g/crypto/cms'</text:span></text:p>
      <text:p text:style-name="P1"><text:span text:style-name="T2">cms.h =&gt; ../../include/openssl/cms.h</text:span></text:p>
      <text:p text:style-name="P1"><text:span text:style-name="T2">make[2]: Leaving directory '/home/mahannee/packages/openssl/openssl-1.0.2g/crypto/cms'</text:span></text:p>
      <text:p text:style-name="P1"><text:span text:style-name="T2">making links in crypto/pqueue...</text:span></text:p>
      <text:p text:style-name="P1"><text:span text:style-name="T2">make[2]: Entering directory '/home/mahannee/packages/openssl/openssl-1.0.2g/crypto/pqueue'</text:span></text:p>
      <text:p text:style-name="P1"><text:span text:style-name="T2">pqueue.h =&gt; ../../include/openssl/pqueue.h</text:span></text:p>
      <text:p text:style-name="P1"><text:span text:style-name="T2">make[2]: Leaving directory '/home/mahannee/packages/openssl/openssl-1.0.2g/crypto/pqueue'</text:span></text:p>
      <text:p text:style-name="P1"><text:soft-page-break/><text:span text:style-name="T2">making links in crypto/ts...</text:span></text:p>
      <text:p text:style-name="P1"><text:span text:style-name="T2">make[2]: Entering directory '/home/mahannee/packages/openssl/openssl-1.0.2g/crypto/ts'</text:span></text:p>
      <text:p text:style-name="P1"><text:span text:style-name="T2">ts.h =&gt; ../../include/openssl/ts.h</text:span></text:p>
      <text:p text:style-name="P1"><text:span text:style-name="T2">make[2]: Leaving directory '/home/mahannee/packages/openssl/openssl-1.0.2g/crypto/ts'</text:span></text:p>
      <text:p text:style-name="P1"><text:span text:style-name="T2">making links in crypto/srp...</text:span></text:p>
      <text:p text:style-name="P1"><text:span text:style-name="T2">make[2]: Entering directory '/home/mahannee/packages/openssl/openssl-1.0.2g/crypto/srp'</text:span></text:p>
      <text:p text:style-name="P1"><text:span text:style-name="T2">srp.h =&gt; ../../include/openssl/srp.h</text:span></text:p>
      <text:p text:style-name="P1"><text:span text:style-name="T2">srptest.c =&gt; ../../test/srptest.c</text:span></text:p>
      <text:p text:style-name="P1"><text:span text:style-name="T2">make[2]: Leaving directory '/home/mahannee/packages/openssl/openssl-1.0.2g/crypto/srp'</text:span></text:p>
      <text:p text:style-name="P1"><text:span text:style-name="T2">making links in crypto/cmac...</text:span></text:p>
      <text:p text:style-name="P1"><text:span text:style-name="T2">make[2]: Entering directory '/home/mahannee/packages/openssl/openssl-1.0.2g/crypto/cmac'</text:span></text:p>
      <text:p text:style-name="P1"><text:span text:style-name="T2">cmac.h =&gt; ../../include/openssl/cmac.h</text:span></text:p>
      <text:p text:style-name="P1"><text:span text:style-name="T2">make[2]: Leaving directory '/home/mahannee/packages/openssl/openssl-1.0.2g/crypto/cmac'</text:span></text:p>
      <text:p text:style-name="P1"><text:span text:style-name="T2">making links in crypto/fips...</text:span></text:p>
      <text:p text:style-name="P1"><text:span text:style-name="T2">make[2]: Entering directory '/home/mahannee/packages/openssl/openssl-1.0.2g/crypto/fips'</text:span></text:p>
      <text:p text:style-name="P1"><text:span text:style-name="T2">fips.h =&gt; ../../include/openssl/fips.h</text:span></text:p>
      <text:p text:style-name="P1"><text:span text:style-name="T2">fips_rand.h =&gt; ../../include/openssl/fips_rand.h</text:span></text:p>
      <text:p text:style-name="P1"><text:span text:style-name="T2">fips_test_suite.c =&gt; ../../test/fips_test_suite.c</text:span></text:p>
      <text:p text:style-name="P1"><text:span text:style-name="T2">make[2]: Leaving directory '/home/mahannee/packages/openssl/openssl-1.0.2g/crypto/fips'</text:span></text:p>
      <text:p text:style-name="P1"><text:span text:style-name="T2">make[1]: Leaving directory '/home/mahannee/packages/openssl/openssl-1.0.2g/crypto'</text:span></text:p>
      <text:p text:style-name="P1"><text:span text:style-name="T2">making links in ssl...</text:span></text:p>
      <text:p text:style-name="P1"><text:span text:style-name="T2">make[1]: Entering directory '/home/mahannee/packages/openssl/openssl-1.0.2g/ssl'</text:span></text:p>
      <text:p text:style-name="P1"><text:span text:style-name="T2">ssl.h =&gt; ../include/openssl/ssl.h</text:span></text:p>
      <text:p text:style-name="P1"><text:span text:style-name="T2">ssl2.h =&gt; ../include/openssl/ssl2.h</text:span></text:p>
      <text:p text:style-name="P1"><text:span text:style-name="T2">ssl3.h =&gt; ../include/openssl/ssl3.h</text:span></text:p>
      <text:p text:style-name="P1"><text:span text:style-name="T2">ssl23.h =&gt; ../include/openssl/ssl23.h</text:span></text:p>
      <text:p text:style-name="P1"><text:span text:style-name="T2">tls1.h =&gt; ../include/openssl/tls1.h</text:span></text:p>
      <text:p text:style-name="P1"><text:span text:style-name="T2">dtls1.h =&gt; ../include/openssl/dtls1.h</text:span></text:p>
      <text:p text:style-name="P1"><text:span text:style-name="T2">kssl.h =&gt; ../include/openssl/kssl.h</text:span></text:p>
      <text:p text:style-name="P1"><text:span text:style-name="T2">srtp.h =&gt; ../include/openssl/srtp.h</text:span></text:p>
      <text:p text:style-name="P1"><text:span text:style-name="T2">ssltest.c =&gt; ../test/ssltest.c</text:span></text:p>
      <text:p text:style-name="P1"><text:span text:style-name="T2">heartbeat_test.c =&gt; ../test/heartbeat_test.c</text:span></text:p>
      <text:p text:style-name="P1"><text:span text:style-name="T2">clienthellotest.c =&gt; ../test/clienthellotest.c</text:span></text:p>
      <text:p text:style-name="P1"><text:span text:style-name="T2">sslv2conftest.c =&gt; ../test/sslv2conftest.c</text:span></text:p>
      <text:p text:style-name="P1"><text:span text:style-name="T2">make[1]: Leaving directory '/home/mahannee/packages/openssl/openssl-1.0.2g/ssl'</text:span></text:p>
      <text:p text:style-name="P1"><text:span text:style-name="T2">making links in engines...</text:span></text:p>
      <text:p text:style-name="P1"><text:span text:style-name="T2">make[1]: Entering directory '/home/mahannee/packages/openssl/openssl-1.0.2g/engines'</text:span></text:p>
      <text:p text:style-name="P1"><text:span text:style-name="T2">making links in engines/ccgost...</text:span></text:p>
      <text:p text:style-name="P1"><text:span text:style-name="T2">make[2]: Entering directory '/home/mahannee/packages/openssl/openssl-1.0.2g/engines/ccgost'</text:span></text:p>
      <text:p text:style-name="P1"><text:span text:style-name="T2">make[2]: Nothing to be done for 'links'.</text:span></text:p>
      <text:p text:style-name="P1"><text:span text:style-name="T2">make[2]: Leaving directory '/home/mahannee/packages/openssl/openssl-1.0.2g/engines/ccgost'</text:span></text:p>
      <text:p text:style-name="P1"><text:span text:style-name="T2">make[1]: Leaving directory '/home/mahannee/packages/openssl/openssl-1.0.2g/engines'</text:span></text:p>
      <text:p text:style-name="P1"><text:span text:style-name="T2">making links in apps...</text:span></text:p>
      <text:p text:style-name="P1"><text:span text:style-name="T2">make[1]: Entering directory '/home/mahannee/packages/openssl/openssl-1.0.2g/apps'</text:span></text:p>
      <text:p text:style-name="P1"><text:span text:style-name="T2">make[1]: Nothing to be done for 'links'.</text:span></text:p>
      <text:p text:style-name="P1"><text:soft-page-break/><text:span text:style-name="T2">make[1]: Leaving directory '/home/mahannee/packages/openssl/openssl-1.0.2g/apps'</text:span></text:p>
      <text:p text:style-name="P1"><text:span text:style-name="T2">making links in test...</text:span></text:p>
      <text:p text:style-name="P1"><text:span text:style-name="T2">make[1]: Entering directory '/home/mahannee/packages/openssl/openssl-1.0.2g/test'</text:span></text:p>
      <text:p text:style-name="P1"><text:span text:style-name="T2">make[1]: Nothing to be done for 'links'.</text:span></text:p>
      <text:p text:style-name="P1"><text:span text:style-name="T2">make[1]: Leaving directory '/home/mahannee/packages/openssl/openssl-1.0.2g/test'</text:span></text:p>
      <text:p text:style-name="P1"><text:span text:style-name="T2">making links in tools...</text:span></text:p>
      <text:p text:style-name="P1"><text:span text:style-name="T2">make[1]: Entering directory '/home/mahannee/packages/openssl/openssl-1.0.2g/tools'</text:span></text:p>
      <text:p text:style-name="P1"><text:span text:style-name="T2">make[1]: Nothing to be done for 'links'.</text:span></text:p>
      <text:p text:style-name="P1"><text:span text:style-name="T2">make[1]: Leaving directory '/home/mahannee/packages/openssl/openssl-1.0.2g/tools'</text:span></text:p>
      <text:p text:style-name="P1"><text:span text:style-name="T2">generating dummy tests (if needed)...</text:span></text:p>
      <text:p text:style-name="P1"><text:span text:style-name="T2">make[1]: Entering directory '/home/mahannee/packages/openssl/openssl-1.0.2g/test'</text:span></text:p>
      <text:p text:style-name="P1"><text:span text:style-name="T2">make[1]: Nothing to be done for 'generate'.</text:span></text:p>
      <text:p text:style-name="P1"><text:span text:style-name="T2">make[1]: Leaving directory '/home/mahannee/packages/openssl/openssl-1.0.2g/test'</text:span></text:p>
      <text:p text:style-name="P1"><text:span text:style-name="T2"/></text:p>
      <text:p text:style-name="P1"><text:span text:style-name="T2">Configured for linux-x86_64.</text:span></text:p>
      <text:p text:style-name="P1"><text:span text:style-name="T2"/></text:p>
      <text:p text:style-name="P1"><text:span text:style-name="T2">*** Because of configuration changes, you MUST do the following before</text:span></text:p>
      <text:p text:style-name="P1"><text:span text:style-name="T2">*** building:</text:span></text:p>
      <text:p text:style-name="P1"><text:span text:style-name="T2"/></text:p>
      <text:p text:style-name="P1"><text:span text:style-name="T2"><text:tab/>make depend</text:span></text:p>
      <text:p text:style-name="P3"><text:span text:style-name="T2">mahannee@VTA076L:~/packages/openssl/openssl-1.0.2g$ sudo make depend</text:span></text:p>
      <text:p text:style-name="P2"><text:span text:style-name="T2">making depend in crypto...</text:span></text:p>
      <text:p text:style-name="P2"><text:span text:style-name="T2">make[1]: Entering directory '/home/mahannee/packages/openssl/openssl-1.0.2g/crypto'</text:span></text:p>
      <text:p text:style-name="P2"><text:span text:style-name="T2">making depend in crypto/objects...</text:span></text:p>
      <text:p text:style-name="P2"><text:span text:style-name="T2">make[2]: Entering directory '/home/mahannee/packages/openssl/openssl-1.0.2g/crypto/objects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o_names.c obj_dat.c obj_lib.c obj_err.c obj_xref.c</text:span></text:p>
      <text:p text:style-name="P2"><text:span text:style-name="T2">make[2]: Leaving directory '/home/mahannee/packages/openssl/openssl-1.0.2g/crypto/objects'</text:span></text:p>
      <text:p text:style-name="P2"><text:span text:style-name="T2">making depend in crypto/md4...</text:span></text:p>
      <text:p text:style-name="P2"><text:span text:style-name="T2">make[2]: Entering directory '/home/mahannee/packages/openssl/openssl-1.0.2g/crypto/md4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</text:span><text:soft-page-break/><text:span text:style-name="T2">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md4_dgst.c md4_one.c</text:span></text:p>
      <text:p text:style-name="P2"><text:span text:style-name="T2">make[2]: Leaving directory '/home/mahannee/packages/openssl/openssl-1.0.2g/crypto/md4'</text:span></text:p>
      <text:p text:style-name="P2"><text:span text:style-name="T2">making depend in crypto/md5...</text:span></text:p>
      <text:p text:style-name="P2"><text:span text:style-name="T2">make[2]: Entering directory '/home/mahannee/packages/openssl/openssl-1.0.2g/crypto/md5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md5_dgst.c md5_one.c</text:span></text:p>
      <text:p text:style-name="P2"><text:span text:style-name="T2">make[2]: Leaving directory '/home/mahannee/packages/openssl/openssl-1.0.2g/crypto/md5'</text:span></text:p>
      <text:p text:style-name="P2"><text:span text:style-name="T2">making depend in crypto/sha...</text:span></text:p>
      <text:p text:style-name="P2"><text:span text:style-name="T2">make[2]: Entering directory '/home/mahannee/packages/openssl/openssl-1.0.2g/crypto/sha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sha_dgst.c sha1dgst.c sha_one.c sha1_one.c sha256.c sha512.c</text:span></text:p>
      <text:p text:style-name="P2"><text:span text:style-name="T2">make[2]: Leaving directory '/home/mahannee/packages/openssl/openssl-1.0.2g/crypto/sha'</text:span></text:p>
      <text:p text:style-name="P2"><text:span text:style-name="T2">making depend in crypto/mdc2...</text:span></text:p>
      <text:p text:style-name="P2"><text:span text:style-name="T2">make[2]: Entering directory '/home/mahannee/packages/openssl/openssl-1.0.2g/crypto/mdc2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</text:span><text:soft-page-break/><text:span text:style-name="T2">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mdc2dgst.c mdc2_one.c</text:span></text:p>
      <text:p text:style-name="P2"><text:span text:style-name="T2">make[2]: Leaving directory '/home/mahannee/packages/openssl/openssl-1.0.2g/crypto/mdc2'</text:span></text:p>
      <text:p text:style-name="P2"><text:span text:style-name="T2">making depend in crypto/hmac...</text:span></text:p>
      <text:p text:style-name="P2"><text:span text:style-name="T2">make[2]: Entering directory '/home/mahannee/packages/openssl/openssl-1.0.2g/crypto/hmac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hmac.c hm_ameth.c hm_pmeth.c</text:span></text:p>
      <text:p text:style-name="P2"><text:span text:style-name="T2">make[2]: Leaving directory '/home/mahannee/packages/openssl/openssl-1.0.2g/crypto/hmac'</text:span></text:p>
      <text:p text:style-name="P2"><text:span text:style-name="T2">making depend in crypto/ripemd...</text:span></text:p>
      <text:p text:style-name="P2"><text:span text:style-name="T2">make[2]: Entering directory '/home/mahannee/packages/openssl/openssl-1.0.2g/crypto/ripemd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rmd_dgst.c rmd_one.c</text:span></text:p>
      <text:p text:style-name="P2"><text:span text:style-name="T2">make[2]: Leaving directory '/home/mahannee/packages/openssl/openssl-1.0.2g/crypto/ripemd'</text:span></text:p>
      <text:p text:style-name="P2"><text:span text:style-name="T2">making depend in crypto/whrlpool...</text:span></text:p>
      <text:p text:style-name="P2"><text:soft-page-break/><text:span text:style-name="T2">make[2]: Entering directory '/home/mahannee/packages/openssl/openssl-1.0.2g/crypto/whrlpool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wp_dgst.c wp_block.c</text:span></text:p>
      <text:p text:style-name="P2"><text:span text:style-name="T2">make[2]: Leaving directory '/home/mahannee/packages/openssl/openssl-1.0.2g/crypto/whrlpool'</text:span></text:p>
      <text:p text:style-name="P2"><text:span text:style-name="T2">making depend in crypto/des...</text:span></text:p>
      <text:p text:style-name="P2"><text:span text:style-name="T2">make[2]: Entering directory '/home/mahannee/packages/openssl/openssl-1.0.2g/crypto/des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cbc_cksm.c cbc_enc.c <text:s/>cfb64enc.c cfb_enc.c ecb3_enc.c ecb_enc.c <text:s/>enc_read.c enc_writ.c fcrypt.c ofb64enc.c ofb_enc.c <text:s/>pcbc_enc.c qud_cksm.c rand_key.c rpc_enc.c <text:s/>set_key.c des_enc.c fcrypt_b.c xcbc_enc.c str2key.c <text:s/>cfb64ede.c ofb64ede.c ede_cbcm_enc.c des_old.c des_old2.c read2pwd.c</text:span></text:p>
      <text:p text:style-name="P2"><text:span text:style-name="T2">make[2]: Leaving directory '/home/mahannee/packages/openssl/openssl-1.0.2g/crypto/des'</text:span></text:p>
      <text:p text:style-name="P2"><text:span text:style-name="T2">making depend in crypto/aes...</text:span></text:p>
      <text:p text:style-name="P2"><text:span text:style-name="T2">make[2]: Entering directory '/home/mahannee/packages/openssl/openssl-1.0.2g/crypto/aes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</text:span><text:soft-page-break/><text:span text:style-name="T2">-DOPENSSL_NO_SSL_TRACE -DOPENSSL_NO_SSL2 -DOPENSSL_NO_STORE -DOPENSSL_NO_UNIT_TEST -DOPENSSL_NO_WEAK_SSL_CIPHERS -- <text:s/>aes_core.c aes_misc.c aes_ecb.c aes_cbc.c aes_cfb.c aes_ofb.c aes_ctr.c aes_ige.c aes_wrap.c</text:span></text:p>
      <text:p text:style-name="P2"><text:span text:style-name="T2">make[2]: Leaving directory '/home/mahannee/packages/openssl/openssl-1.0.2g/crypto/aes'</text:span></text:p>
      <text:p text:style-name="P2"><text:span text:style-name="T2">making depend in crypto/rc2...</text:span></text:p>
      <text:p text:style-name="P2"><text:span text:style-name="T2">make[2]: Entering directory '/home/mahannee/packages/openssl/openssl-1.0.2g/crypto/rc2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rc2_ecb.c rc2_skey.c rc2_cbc.c rc2cfb64.c rc2ofb64.c</text:span></text:p>
      <text:p text:style-name="P2"><text:span text:style-name="T2">make[2]: Leaving directory '/home/mahannee/packages/openssl/openssl-1.0.2g/crypto/rc2'</text:span></text:p>
      <text:p text:style-name="P2"><text:span text:style-name="T2">making depend in crypto/rc4...</text:span></text:p>
      <text:p text:style-name="P2"><text:span text:style-name="T2">make[2]: Entering directory '/home/mahannee/packages/openssl/openssl-1.0.2g/crypto/rc4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rc4_skey.c rc4_enc.c rc4_utl.c</text:span></text:p>
      <text:p text:style-name="P2"><text:span text:style-name="T2">make[2]: Leaving directory '/home/mahannee/packages/openssl/openssl-1.0.2g/crypto/rc4'</text:span></text:p>
      <text:p text:style-name="P2"><text:span text:style-name="T2">making depend in crypto/idea...</text:span></text:p>
      <text:p text:style-name="P2"><text:span text:style-name="T2">make[2]: Entering directory '/home/mahannee/packages/openssl/openssl-1.0.2g/crypto/idea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</text:span><text:soft-page-break/><text:span text:style-name="T2">-DOPENSSL_NO_SSL_TRACE -DOPENSSL_NO_SSL2 -DOPENSSL_NO_STORE -DOPENSSL_NO_UNIT_TEST -DOPENSSL_NO_WEAK_SSL_CIPHERS -- <text:s/>i_cbc.c i_cfb64.c i_ofb64.c i_ecb.c i_skey.c</text:span></text:p>
      <text:p text:style-name="P2"><text:span text:style-name="T2">make[2]: Leaving directory '/home/mahannee/packages/openssl/openssl-1.0.2g/crypto/idea'</text:span></text:p>
      <text:p text:style-name="P2"><text:span text:style-name="T2">making depend in crypto/bf...</text:span></text:p>
      <text:p text:style-name="P2"><text:span text:style-name="T2">make[2]: Entering directory '/home/mahannee/packages/openssl/openssl-1.0.2g/crypto/bf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bf_skey.c bf_ecb.c bf_enc.c bf_cfb64.c bf_ofb64.c </text:span></text:p>
      <text:p text:style-name="P2"><text:span text:style-name="T2">make[2]: Leaving directory '/home/mahannee/packages/openssl/openssl-1.0.2g/crypto/bf'</text:span></text:p>
      <text:p text:style-name="P2"><text:span text:style-name="T2">making depend in crypto/cast...</text:span></text:p>
      <text:p text:style-name="P2"><text:span text:style-name="T2">make[2]: Entering directory '/home/mahannee/packages/openssl/openssl-1.0.2g/crypto/cast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c_skey.c c_ecb.c c_enc.c c_cfb64.c c_ofb64.c </text:span></text:p>
      <text:p text:style-name="P2"><text:span text:style-name="T2">make[2]: Leaving directory '/home/mahannee/packages/openssl/openssl-1.0.2g/crypto/cast'</text:span></text:p>
      <text:p text:style-name="P2"><text:span text:style-name="T2">making depend in crypto/camellia...</text:span></text:p>
      <text:p text:style-name="P2"><text:span text:style-name="T2">make[2]: Entering directory '/home/mahannee/packages/openssl/openssl-1.0.2g/crypto/camellia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</text:span><text:soft-page-break/><text:span text:style-name="T2">-DOPENSSL_NO_RC5 -DOPENSSL_NO_RFC3779 -DOPENSSL_NO_SCTP -DOPENSSL_NO_SSL_TRACE -DOPENSSL_NO_SSL2 -DOPENSSL_NO_STORE -DOPENSSL_NO_UNIT_TEST -DOPENSSL_NO_WEAK_SSL_CIPHERS -- <text:s/>camellia.c cmll_misc.c cmll_ecb.c cmll_cbc.c cmll_ofb.c cmll_cfb.c cmll_ctr.c cmll_utl.c</text:span></text:p>
      <text:p text:style-name="P2"><text:span text:style-name="T2">make[2]: Leaving directory '/home/mahannee/packages/openssl/openssl-1.0.2g/crypto/camellia'</text:span></text:p>
      <text:p text:style-name="P2"><text:span text:style-name="T2">making depend in crypto/seed...</text:span></text:p>
      <text:p text:style-name="P2"><text:span text:style-name="T2">make[2]: Entering directory '/home/mahannee/packages/openssl/openssl-1.0.2g/crypto/seed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seed.c seed_ecb.c seed_cbc.c seed_cfb.c seed_ofb.c</text:span></text:p>
      <text:p text:style-name="P2"><text:span text:style-name="T2">make[2]: Leaving directory '/home/mahannee/packages/openssl/openssl-1.0.2g/crypto/seed'</text:span></text:p>
      <text:p text:style-name="P2"><text:span text:style-name="T2">making depend in crypto/modes...</text:span></text:p>
      <text:p text:style-name="P2"><text:span text:style-name="T2">make[2]: Entering directory '/home/mahannee/packages/openssl/openssl-1.0.2g/crypto/modes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cbc128.c ctr128.c cts128.c cfb128.c ofb128.c gcm128.c ccm128.c xts128.c wrap128.c</text:span></text:p>
      <text:p text:style-name="P2"><text:span text:style-name="T2">make[2]: Leaving directory '/home/mahannee/packages/openssl/openssl-1.0.2g/crypto/modes'</text:span></text:p>
      <text:p text:style-name="P2"><text:span text:style-name="T2">making depend in crypto/bn...</text:span></text:p>
      <text:p text:style-name="P2"><text:span text:style-name="T2">make[2]: Entering directory '/home/mahannee/packages/openssl/openssl-1.0.2g/crypto/bn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</text:span><text:soft-page-break/><text:span text:style-name="T2">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bn_add.c bn_div.c bn_exp.c bn_lib.c bn_ctx.c bn_mul.c bn_mod.c bn_print.c bn_rand.c bn_shift.c bn_word.c bn_blind.c bn_kron.c bn_sqrt.c bn_gcd.c bn_prime.c bn_err.c bn_sqr.c bn_asm.c bn_recp.c bn_mont.c bn_mpi.c bn_exp2.c bn_gf2m.c bn_nist.c bn_depr.c bn_const.c bn_x931p.c</text:span></text:p>
      <text:p text:style-name="P2"><text:span text:style-name="T2">make[2]: Leaving directory '/home/mahannee/packages/openssl/openssl-1.0.2g/crypto/bn'</text:span></text:p>
      <text:p text:style-name="P2"><text:span text:style-name="T2">making depend in crypto/ec...</text:span></text:p>
      <text:p text:style-name="P2"><text:span text:style-name="T2">make[2]: Entering directory '/home/mahannee/packages/openssl/openssl-1.0.2g/crypto/ec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ec_lib.c ecp_smpl.c ecp_mont.c ecp_nist.c ec_cvt.c ec_mult.c ec_err.c ec_curve.c ec_check.c ec_print.c ec_asn1.c ec_key.c ec2_smpl.c ec2_mult.c ec_ameth.c ec_pmeth.c eck_prn.c ecp_nistp224.c ecp_nistp256.c ecp_nistp521.c ecp_nistputil.c ecp_oct.c ec2_oct.c ec_oct.c</text:span></text:p>
      <text:p text:style-name="P2"><text:span text:style-name="T2">make[2]: Leaving directory '/home/mahannee/packages/openssl/openssl-1.0.2g/crypto/ec'</text:span></text:p>
      <text:p text:style-name="P2"><text:span text:style-name="T2">making depend in crypto/rsa...</text:span></text:p>
      <text:p text:style-name="P2"><text:span text:style-name="T2">make[2]: Entering directory '/home/mahannee/packages/openssl/openssl-1.0.2g/crypto/rsa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rsa_eay.c rsa_gen.c rsa_lib.c rsa_sign.c rsa_saos.c rsa_err.c rsa_pk1.c rsa_ssl.c rsa_none.c rsa_oaep.c rsa_chk.c rsa_null.c rsa_pss.c rsa_x931.c rsa_asn1.c rsa_depr.c rsa_ameth.c rsa_prn.c rsa_pmeth.c rsa_crpt.c</text:span></text:p>
      <text:p text:style-name="P2"><text:span text:style-name="T2">make[2]: Leaving directory '/home/mahannee/packages/openssl/openssl-1.0.2g/crypto/rsa'</text:span></text:p>
      <text:p text:style-name="P2"><text:span text:style-name="T2">making depend in crypto/dsa...</text:span></text:p>
      <text:p text:style-name="P2"><text:soft-page-break/><text:span text:style-name="T2">make[2]: Entering directory '/home/mahannee/packages/openssl/openssl-1.0.2g/crypto/dsa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dsa_gen.c dsa_key.c dsa_lib.c dsa_asn1.c dsa_vrf.c dsa_sign.c dsa_err.c dsa_ossl.c dsa_depr.c dsa_ameth.c dsa_pmeth.c dsa_prn.c</text:span></text:p>
      <text:p text:style-name="P2"><text:span text:style-name="T2">make[2]: Leaving directory '/home/mahannee/packages/openssl/openssl-1.0.2g/crypto/dsa'</text:span></text:p>
      <text:p text:style-name="P2"><text:span text:style-name="T2">making depend in crypto/ecdsa...</text:span></text:p>
      <text:p text:style-name="P2"><text:span text:style-name="T2">make[2]: Entering directory '/home/mahannee/packages/openssl/openssl-1.0.2g/crypto/ecdsa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ecs_lib.c ecs_asn1.c ecs_ossl.c ecs_sign.c ecs_vrf.c ecs_err.c</text:span></text:p>
      <text:p text:style-name="P2"><text:span text:style-name="T2">make[2]: Leaving directory '/home/mahannee/packages/openssl/openssl-1.0.2g/crypto/ecdsa'</text:span></text:p>
      <text:p text:style-name="P2"><text:span text:style-name="T2">making depend in crypto/dh...</text:span></text:p>
      <text:p text:style-name="P2"><text:span text:style-name="T2">make[2]: Entering directory '/home/mahannee/packages/openssl/openssl-1.0.2g/crypto/dh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dh_asn1.c </text:span><text:soft-page-break/><text:span text:style-name="T2">dh_gen.c dh_key.c dh_lib.c dh_check.c dh_err.c dh_depr.c dh_ameth.c dh_pmeth.c dh_prn.c dh_rfc5114.c dh_kdf.c</text:span></text:p>
      <text:p text:style-name="P2"><text:span text:style-name="T2">make[2]: Leaving directory '/home/mahannee/packages/openssl/openssl-1.0.2g/crypto/dh'</text:span></text:p>
      <text:p text:style-name="P2"><text:span text:style-name="T2">making depend in crypto/ecdh...</text:span></text:p>
      <text:p text:style-name="P2"><text:span text:style-name="T2">make[2]: Entering directory '/home/mahannee/packages/openssl/openssl-1.0.2g/crypto/ecdh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ech_lib.c ech_ossl.c ech_key.c ech_err.c ech_kdf.c</text:span></text:p>
      <text:p text:style-name="P2"><text:span text:style-name="T2">make[2]: Leaving directory '/home/mahannee/packages/openssl/openssl-1.0.2g/crypto/ecdh'</text:span></text:p>
      <text:p text:style-name="P2"><text:span text:style-name="T2">making depend in crypto/dso...</text:span></text:p>
      <text:p text:style-name="P2"><text:span text:style-name="T2">make[2]: Entering directory '/home/mahannee/packages/openssl/openssl-1.0.2g/crypto/dso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dso_dl.c dso_dlfcn.c dso_err.c dso_lib.c dso_null.c dso_openssl.c dso_win32.c dso_vms.c dso_beos.c</text:span></text:p>
      <text:p text:style-name="P2"><text:span text:style-name="T2">make[2]: Leaving directory '/home/mahannee/packages/openssl/openssl-1.0.2g/crypto/dso'</text:span></text:p>
      <text:p text:style-name="P2"><text:span text:style-name="T2">making depend in crypto/engine...</text:span></text:p>
      <text:p text:style-name="P2"><text:span text:style-name="T2">make[2]: Entering directory '/home/mahannee/packages/openssl/openssl-1.0.2g/crypto/engine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</text:span><text:soft-page-break/><text:span text:style-name="T2">-DOPENSSL_NO_RC5 -DOPENSSL_NO_RFC3779 -DOPENSSL_NO_SCTP -DOPENSSL_NO_SSL_TRACE -DOPENSSL_NO_SSL2 -DOPENSSL_NO_STORE -DOPENSSL_NO_UNIT_TEST -DOPENSSL_NO_WEAK_SSL_CIPHERS -- <text:s/>eng_err.c eng_lib.c eng_list.c eng_init.c eng_ctrl.c eng_table.c eng_pkey.c eng_fat.c eng_all.c tb_rsa.c tb_dsa.c tb_ecdsa.c tb_dh.c tb_ecdh.c tb_rand.c tb_store.c tb_cipher.c tb_digest.c tb_pkmeth.c tb_asnmth.c eng_openssl.c eng_cnf.c eng_dyn.c eng_cryptodev.c eng_rdrand.c</text:span></text:p>
      <text:p text:style-name="P2"><text:span text:style-name="T2">make[2]: Leaving directory '/home/mahannee/packages/openssl/openssl-1.0.2g/crypto/engine'</text:span></text:p>
      <text:p text:style-name="P2"><text:span text:style-name="T2">making depend in crypto/buffer...</text:span></text:p>
      <text:p text:style-name="P2"><text:span text:style-name="T2">make[2]: Entering directory '/home/mahannee/packages/openssl/openssl-1.0.2g/crypto/buffer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buffer.c buf_str.c buf_err.c</text:span></text:p>
      <text:p text:style-name="P2"><text:span text:style-name="T2">make[2]: Leaving directory '/home/mahannee/packages/openssl/openssl-1.0.2g/crypto/buffer'</text:span></text:p>
      <text:p text:style-name="P2"><text:span text:style-name="T2">making depend in crypto/bio...</text:span></text:p>
      <text:p text:style-name="P2"><text:span text:style-name="T2">make[2]: Entering directory '/home/mahannee/packages/openssl/openssl-1.0.2g/crypto/bio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bio_lib.c bio_cb.c bio_err.c bss_mem.c bss_null.c bss_fd.c bss_file.c bss_sock.c bss_conn.c bf_null.c bf_buff.c b_print.c b_dump.c b_sock.c bss_acpt.c bf_nbio.c bss_log.c bss_bio.c bss_dgram.c</text:span></text:p>
      <text:p text:style-name="P2"><text:span text:style-name="T2">make[2]: Leaving directory '/home/mahannee/packages/openssl/openssl-1.0.2g/crypto/bio'</text:span></text:p>
      <text:p text:style-name="P2"><text:span text:style-name="T2">making depend in crypto/stack...</text:span></text:p>
      <text:p text:style-name="P2"><text:span text:style-name="T2">make[2]: Entering directory '/home/mahannee/packages/openssl/openssl-1.0.2g/crypto/stack'</text:span></text:p>
      <text:p text:style-name="P2"><text:soft-page-break/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stack.c</text:span></text:p>
      <text:p text:style-name="P2"><text:span text:style-name="T2">make[2]: Leaving directory '/home/mahannee/packages/openssl/openssl-1.0.2g/crypto/stack'</text:span></text:p>
      <text:p text:style-name="P2"><text:span text:style-name="T2">making depend in crypto/lhash...</text:span></text:p>
      <text:p text:style-name="P2"><text:span text:style-name="T2">make[2]: Entering directory '/home/mahannee/packages/openssl/openssl-1.0.2g/crypto/lhash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lhash.c lh_stats.c</text:span></text:p>
      <text:p text:style-name="P2"><text:span text:style-name="T2">make[2]: Leaving directory '/home/mahannee/packages/openssl/openssl-1.0.2g/crypto/lhash'</text:span></text:p>
      <text:p text:style-name="P2"><text:span text:style-name="T2">making depend in crypto/rand...</text:span></text:p>
      <text:p text:style-name="P2"><text:span text:style-name="T2">make[2]: Entering directory '/home/mahannee/packages/openssl/openssl-1.0.2g/crypto/rand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md_rand.c randfile.c rand_lib.c rand_err.c rand_egd.c rand_win.c rand_unix.c rand_os2.c rand_nw.c</text:span></text:p>
      <text:p text:style-name="P2"><text:span text:style-name="T2">make[2]: Leaving directory '/home/mahannee/packages/openssl/openssl-1.0.2g/crypto/rand'</text:span></text:p>
      <text:p text:style-name="P2"><text:span text:style-name="T2">making depend in crypto/err...</text:span></text:p>
      <text:p text:style-name="P2"><text:span text:style-name="T2">make[2]: Entering directory '/home/mahannee/packages/openssl/openssl-1.0.2g/crypto/err'</text:span></text:p>
      <text:p text:style-name="P2"><text:soft-page-break/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err.c err_all.c err_prn.c</text:span></text:p>
      <text:p text:style-name="P2"><text:span text:style-name="T2">make[2]: Leaving directory '/home/mahannee/packages/openssl/openssl-1.0.2g/crypto/err'</text:span></text:p>
      <text:p text:style-name="P2"><text:span text:style-name="T2">making depend in crypto/evp...</text:span></text:p>
      <text:p text:style-name="P2"><text:span text:style-name="T2">make[2]: Entering directory '/home/mahannee/packages/openssl/openssl-1.0.2g/crypto/evp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encode.c digest.c evp_enc.c evp_key.c evp_acnf.c evp_cnf.c e_des.c e_bf.c e_idea.c e_des3.c e_camellia.c e_rc4.c e_aes.c names.c e_seed.c e_xcbc_d.c e_rc2.c e_cast.c e_rc5.c m_null.c m_md2.c m_md4.c m_md5.c m_sha.c m_sha1.c m_wp.c m_dss.c m_dss1.c m_mdc2.c m_ripemd.c m_ecdsa.c p_open.c p_seal.c p_sign.c p_verify.c p_lib.c p_enc.c p_dec.c bio_md.c bio_b64.c bio_enc.c evp_err.c e_null.c c_all.c c_allc.c c_alld.c evp_lib.c bio_ok.c evp_pkey.c evp_pbe.c p5_crpt.c p5_crpt2.c e_old.c pmeth_lib.c pmeth_fn.c pmeth_gn.c m_sigver.c e_aes_cbc_hmac_sha1.c e_aes_cbc_hmac_sha256.c e_rc4_hmac_md5.c</text:span></text:p>
      <text:p text:style-name="P2"><text:span text:style-name="T2">make[2]: Leaving directory '/home/mahannee/packages/openssl/openssl-1.0.2g/crypto/evp'</text:span></text:p>
      <text:p text:style-name="P2"><text:span text:style-name="T2">making depend in crypto/asn1...</text:span></text:p>
      <text:p text:style-name="P2"><text:span text:style-name="T2">make[2]: Entering directory '/home/mahannee/packages/openssl/openssl-1.0.2g/crypto/asn1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</text:span><text:soft-page-break/><text:span text:style-name="T2">-DOPENSSL_NO_SSL_TRACE -DOPENSSL_NO_SSL2 -DOPENSSL_NO_STORE -DOPENSSL_NO_UNIT_TEST -DOPENSSL_NO_WEAK_SSL_CIPHERS -- <text:s/>a_object.c a_bitstr.c a_utctm.c a_gentm.c a_time.c a_int.c a_octet.c a_print.c a_type.c a_set.c a_dup.c a_d2i_fp.c a_i2d_fp.c a_enum.c a_utf8.c a_sign.c a_digest.c a_verify.c a_mbstr.c a_strex.c x_algor.c x_val.c x_pubkey.c x_sig.c x_req.c x_attrib.c x_bignum.c x_long.c x_name.c x_x509.c x_x509a.c x_crl.c x_info.c x_spki.c nsseq.c x_nx509.c d2i_pu.c d2i_pr.c i2d_pu.c i2d_pr.c t_req.c t_x509.c t_x509a.c t_crl.c t_pkey.c t_spki.c t_bitst.c tasn_new.c tasn_fre.c tasn_enc.c tasn_dec.c tasn_utl.c tasn_typ.c tasn_prn.c ameth_lib.c f_int.c f_string.c n_pkey.c f_enum.c x_pkey.c a_bool.c x_exten.c bio_asn1.c bio_ndef.c asn_mime.c asn1_gen.c asn1_par.c asn1_lib.c asn1_err.c a_bytes.c a_strnid.c evp_asn1.c asn_pack.c p5_pbe.c p5_pbev2.c p8_pkey.c asn_moid.c</text:span></text:p>
      <text:p text:style-name="P2"><text:span text:style-name="T2">make[2]: Leaving directory '/home/mahannee/packages/openssl/openssl-1.0.2g/crypto/asn1'</text:span></text:p>
      <text:p text:style-name="P2"><text:span text:style-name="T2">making depend in crypto/pem...</text:span></text:p>
      <text:p text:style-name="P2"><text:span text:style-name="T2">make[2]: Entering directory '/home/mahannee/packages/openssl/openssl-1.0.2g/crypto/pem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pem_sign.c pem_seal.c pem_info.c pem_lib.c pem_all.c pem_err.c pem_x509.c pem_xaux.c pem_oth.c pem_pk8.c pem_pkey.c pvkfmt.c</text:span></text:p>
      <text:p text:style-name="P2"><text:span text:style-name="T2">make[2]: Leaving directory '/home/mahannee/packages/openssl/openssl-1.0.2g/crypto/pem'</text:span></text:p>
      <text:p text:style-name="P2"><text:span text:style-name="T2">making depend in crypto/x509...</text:span></text:p>
      <text:p text:style-name="P2"><text:span text:style-name="T2">make[2]: Entering directory '/home/mahannee/packages/openssl/openssl-1.0.2g/crypto/x509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x509_def.c x509_d2.c x509_r2x.c x509_cmp.c x509_obj.c x509_req.c x509spki.c x509_vfy.c x509_set.c x509cset.c x509rset.c x509_err.c x509name.c x509_v3.c x509_ext.c x509_att.c x509type.c x509_lu.c x_all.c x509_txt.c x509_trs.c by_file.c by_dir.c x509_vpm.c</text:span></text:p>
      <text:p text:style-name="P2"><text:span text:style-name="T2">make[2]: Leaving directory '/home/mahannee/packages/openssl/openssl-1.0.2g/crypto/x509'</text:span></text:p>
      <text:p text:style-name="P2"><text:span text:style-name="T2">making depend in crypto/x509v3...</text:span></text:p>
      <text:p text:style-name="P2"><text:soft-page-break/><text:span text:style-name="T2">make[2]: Entering directory '/home/mahannee/packages/openssl/openssl-1.0.2g/crypto/x509v3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v3_bcons.c v3_bitst.c v3_conf.c v3_extku.c v3_ia5.c v3_lib.c v3_prn.c v3_utl.c v3err.c v3_genn.c v3_alt.c v3_skey.c v3_akey.c v3_pku.c v3_int.c v3_enum.c v3_sxnet.c v3_cpols.c v3_crld.c v3_purp.c v3_info.c v3_ocsp.c v3_akeya.c v3_pmaps.c v3_pcons.c v3_ncons.c v3_pcia.c v3_pci.c pcy_cache.c pcy_node.c pcy_data.c pcy_map.c pcy_tree.c pcy_lib.c v3_asid.c v3_addr.c v3_scts.c</text:span></text:p>
      <text:p text:style-name="P2"><text:span text:style-name="T2">make[2]: Leaving directory '/home/mahannee/packages/openssl/openssl-1.0.2g/crypto/x509v3'</text:span></text:p>
      <text:p text:style-name="P2"><text:span text:style-name="T2">making depend in crypto/conf...</text:span></text:p>
      <text:p text:style-name="P2"><text:span text:style-name="T2">make[2]: Entering directory '/home/mahannee/packages/openssl/openssl-1.0.2g/crypto/conf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conf_err.c conf_lib.c conf_api.c conf_def.c conf_mod.c conf_mall.c conf_sap.c</text:span></text:p>
      <text:p text:style-name="P2"><text:span text:style-name="T2">make[2]: Leaving directory '/home/mahannee/packages/openssl/openssl-1.0.2g/crypto/conf'</text:span></text:p>
      <text:p text:style-name="P2"><text:span text:style-name="T2">making depend in crypto/txt_db...</text:span></text:p>
      <text:p text:style-name="P2"><text:span text:style-name="T2">make[2]: Entering directory '/home/mahannee/packages/openssl/openssl-1.0.2g/crypto/txt_db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</text:span><text:soft-page-break/><text:span text:style-name="T2">-DOPENSSL_NO_JPAKE -DOPENSSL_NO_LIBUNBOUND -DOPENSSL_NO_MD2 -DOPENSSL_NO_RC5 -DOPENSSL_NO_RFC3779 -DOPENSSL_NO_SCTP -DOPENSSL_NO_SSL_TRACE -DOPENSSL_NO_SSL2 -DOPENSSL_NO_STORE -DOPENSSL_NO_UNIT_TEST -DOPENSSL_NO_WEAK_SSL_CIPHERS -- <text:s/>txt_db.c</text:span></text:p>
      <text:p text:style-name="P2"><text:span text:style-name="T2">make[2]: Leaving directory '/home/mahannee/packages/openssl/openssl-1.0.2g/crypto/txt_db'</text:span></text:p>
      <text:p text:style-name="P2"><text:span text:style-name="T2">making depend in crypto/pkcs7...</text:span></text:p>
      <text:p text:style-name="P2"><text:span text:style-name="T2">make[2]: Entering directory '/home/mahannee/packages/openssl/openssl-1.0.2g/crypto/pkcs7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pk7_asn1.c pk7_lib.c pkcs7err.c pk7_doit.c pk7_smime.c pk7_attr.c pk7_mime.c bio_pk7.c</text:span></text:p>
      <text:p text:style-name="P2"><text:span text:style-name="T2">make[2]: Leaving directory '/home/mahannee/packages/openssl/openssl-1.0.2g/crypto/pkcs7'</text:span></text:p>
      <text:p text:style-name="P2"><text:span text:style-name="T2">making depend in crypto/pkcs12...</text:span></text:p>
      <text:p text:style-name="P2"><text:span text:style-name="T2">make[2]: Entering directory '/home/mahannee/packages/openssl/openssl-1.0.2g/crypto/pkcs12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p12_add.c p12_asn.c p12_attr.c p12_crpt.c p12_crt.c p12_decr.c p12_init.c p12_key.c p12_kiss.c p12_mutl.c p12_utl.c p12_npas.c pk12err.c p12_p8d.c p12_p8e.c</text:span></text:p>
      <text:p text:style-name="P2"><text:span text:style-name="T2">make[2]: Leaving directory '/home/mahannee/packages/openssl/openssl-1.0.2g/crypto/pkcs12'</text:span></text:p>
      <text:p text:style-name="P2"><text:span text:style-name="T2">making depend in crypto/comp...</text:span></text:p>
      <text:p text:style-name="P2"><text:span text:style-name="T2">make[2]: Entering directory '/home/mahannee/packages/openssl/openssl-1.0.2g/crypto/comp'</text:span></text:p>
      <text:p text:style-name="P2"><text:span text:style-name="T2">../../util/domd ../.. -MD gcc -- -DOPENSSL_THREADS -D_REENTRANT -DDSO_DLFCN -DHAVE_DLFCN_H -Wa,--noexecstack -m64 -DL_ENDIAN -O3 -Wall </text:span><text:soft-page-break/><text:span text:style-name="T2">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comp_lib.c comp_err.c c_rle.c c_zlib.c</text:span></text:p>
      <text:p text:style-name="P2"><text:span text:style-name="T2">make[2]: Leaving directory '/home/mahannee/packages/openssl/openssl-1.0.2g/crypto/comp'</text:span></text:p>
      <text:p text:style-name="P2"><text:span text:style-name="T2">making depend in crypto/ocsp...</text:span></text:p>
      <text:p text:style-name="P2"><text:span text:style-name="T2">make[2]: Entering directory '/home/mahannee/packages/openssl/openssl-1.0.2g/crypto/ocsp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ocsp_asn.c ocsp_ext.c ocsp_ht.c ocsp_lib.c ocsp_cl.c ocsp_srv.c ocsp_prn.c ocsp_vfy.c ocsp_err.c</text:span></text:p>
      <text:p text:style-name="P2"><text:span text:style-name="T2">make[2]: Leaving directory '/home/mahannee/packages/openssl/openssl-1.0.2g/crypto/ocsp'</text:span></text:p>
      <text:p text:style-name="P2"><text:span text:style-name="T2">making depend in crypto/ui...</text:span></text:p>
      <text:p text:style-name="P2"><text:span text:style-name="T2">make[2]: Entering directory '/home/mahannee/packages/openssl/openssl-1.0.2g/crypto/ui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ui_err.c ui_lib.c ui_openssl.c ui_util.c ui_compat.c</text:span></text:p>
      <text:p text:style-name="P2"><text:span text:style-name="T2">make[2]: Leaving directory '/home/mahannee/packages/openssl/openssl-1.0.2g/crypto/ui'</text:span></text:p>
      <text:p text:style-name="P2"><text:span text:style-name="T2">making depend in crypto/krb5...</text:span></text:p>
      <text:p text:style-name="P2"><text:span text:style-name="T2">make[2]: Entering directory '/home/mahannee/packages/openssl/openssl-1.0.2g/crypto/krb5'</text:span></text:p>
      <text:p text:style-name="P2"><text:soft-page-break/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krb5_asn.c</text:span></text:p>
      <text:p text:style-name="P2"><text:span text:style-name="T2">make[2]: Leaving directory '/home/mahannee/packages/openssl/openssl-1.0.2g/crypto/krb5'</text:span></text:p>
      <text:p text:style-name="P2"><text:span text:style-name="T2">making depend in crypto/cms...</text:span></text:p>
      <text:p text:style-name="P2"><text:span text:style-name="T2">make[2]: Entering directory '/home/mahannee/packages/openssl/openssl-1.0.2g/crypto/cms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cms_lib.c cms_asn1.c cms_att.c cms_io.c cms_smime.c cms_err.c cms_sd.c cms_dd.c cms_cd.c cms_env.c cms_enc.c cms_ess.c cms_pwri.c cms_kari.c</text:span></text:p>
      <text:p text:style-name="P2"><text:span text:style-name="T2">make[2]: Leaving directory '/home/mahannee/packages/openssl/openssl-1.0.2g/crypto/cms'</text:span></text:p>
      <text:p text:style-name="P2"><text:span text:style-name="T2">making depend in crypto/pqueue...</text:span></text:p>
      <text:p text:style-name="P2"><text:span text:style-name="T2">make[2]: Entering directory '/home/mahannee/packages/openssl/openssl-1.0.2g/crypto/pqueue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pqueue.c</text:span></text:p>
      <text:p text:style-name="P2"><text:span text:style-name="T2">make[2]: Leaving directory '/home/mahannee/packages/openssl/openssl-1.0.2g/crypto/pqueue'</text:span></text:p>
      <text:p text:style-name="P2"><text:span text:style-name="T2">making depend in crypto/ts...</text:span></text:p>
      <text:p text:style-name="P2"><text:soft-page-break/><text:span text:style-name="T2">make[2]: Entering directory '/home/mahannee/packages/openssl/openssl-1.0.2g/crypto/ts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ts_err.c ts_req_utils.c ts_req_print.c ts_rsp_utils.c ts_rsp_print.c ts_rsp_sign.c ts_rsp_verify.c ts_verify_ctx.c ts_lib.c ts_conf.c ts_asn1.c</text:span></text:p>
      <text:p text:style-name="P2"><text:span text:style-name="T2">make[2]: Leaving directory '/home/mahannee/packages/openssl/openssl-1.0.2g/crypto/ts'</text:span></text:p>
      <text:p text:style-name="P2"><text:span text:style-name="T2">making depend in crypto/srp...</text:span></text:p>
      <text:p text:style-name="P2"><text:span text:style-name="T2">make[2]: Entering directory '/home/mahannee/packages/openssl/openssl-1.0.2g/crypto/srp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srp_lib.c srp_vfy.c</text:span></text:p>
      <text:p text:style-name="P2"><text:span text:style-name="T2">make[2]: Leaving directory '/home/mahannee/packages/openssl/openssl-1.0.2g/crypto/srp'</text:span></text:p>
      <text:p text:style-name="P2"><text:span text:style-name="T2">making depend in crypto/cmac...</text:span></text:p>
      <text:p text:style-name="P2"><text:span text:style-name="T2">make[2]: Entering directory '/home/mahannee/packages/openssl/openssl-1.0.2g/crypto/cmac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cmac.c cm_ameth.c cm_pmeth.c</text:span></text:p>
      <text:p text:style-name="P2"><text:soft-page-break/><text:span text:style-name="T2">make[2]: Leaving directory '/home/mahannee/packages/openssl/openssl-1.0.2g/crypto/cmac'</text:span></text:p>
      <text:p text:style-name="P2"><text:span text:style-name="T2">making depend in crypto/fips...</text:span></text:p>
      <text:p text:style-name="P2"><text:span text:style-name="T2">make[2]: Entering directory '/home/mahannee/packages/openssl/openssl-1.0.2g/crypto/fips'</text:span></text:p>
      <text:p text:style-name="P2"><text:span text:style-name="T2">../../util/domd ../.. -MD gcc -- 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-I.. -I../.. -I../modes -I../asn1 -I../evp -I../../include <text:s/>-DOPENSSL_NO_DEPRECATED -DOPENSSL_NO_EC_NISTP_64_GCC_128 -DOPENSSL_NO_GMP -DOPENSSL_NO_JPAKE -DOPENSSL_NO_LIBUNBOUND -DOPENSSL_NO_MD2 -DOPENSSL_NO_RC5 -DOPENSSL_NO_RFC3779 -DOPENSSL_NO_SCTP -DOPENSSL_NO_SSL_TRACE -DOPENSSL_NO_SSL2 -DOPENSSL_NO_STORE -DOPENSSL_NO_UNIT_TEST -DOPENSSL_NO_WEAK_SSL_CIPHERS -- <text:s/>fips_aes_selftest.c fips_des_selftest.c fips_hmac_selftest.c fips_rsa_selftest.c fips_sha_selftest.c fips.c fips_dsa_selftest.c <text:s/>fips_rand.c fips_rsa_x931g.c fips_post.c fips_drbg_ctr.c fips_drbg_hash.c fips_drbg_hmac.c fips_drbg_lib.c fips_drbg_rand.c fips_drbg_selftest.c fips_rand_lib.c fips_cmac_selftest.c fips_ecdh_selftest.c fips_ecdsa_selftest.c fips_enc.c fips_md.c fips_dh_selftest.c</text:span></text:p>
      <text:p text:style-name="P2"><text:span text:style-name="T2">make[2]: Leaving directory '/home/mahannee/packages/openssl/openssl-1.0.2g/crypto/fips'</text:span></text:p>
      <text:p text:style-name="P2"><text:span text:style-name="T2">make[1]: Leaving directory '/home/mahannee/packages/openssl/openssl-1.0.2g/crypto'</text:span></text:p>
      <text:p text:style-name="P2"><text:span text:style-name="T2">making depend in ssl...</text:span></text:p>
      <text:p text:style-name="P2"><text:span text:style-name="T2">make[1]: Entering directory '/home/mahannee/packages/openssl/openssl-1.0.2g/ssl'</text:span></text:p>
      <text:p text:style-name="P2"><text:span text:style-name="T2">make[1]: Leaving directory '/home/mahannee/packages/openssl/openssl-1.0.2g/ssl'</text:span></text:p>
      <text:p text:style-name="P2"><text:span text:style-name="T2">making depend in engines...</text:span></text:p>
      <text:p text:style-name="P2"><text:span text:style-name="T2">make[1]: Entering directory '/home/mahannee/packages/openssl/openssl-1.0.2g/engines'</text:span></text:p>
      <text:p text:style-name="P2"><text:span text:style-name="T2">making depend in engines/ccgost...</text:span></text:p>
      <text:p text:style-name="P2"><text:span text:style-name="T2">make[2]: Entering directory '/home/mahannee/packages/openssl/openssl-1.0.2g/engines/ccgost'</text:span></text:p>
      <text:p text:style-name="P2"><text:span text:style-name="T2">make[2]: Leaving directory '/home/mahannee/packages/openssl/openssl-1.0.2g/engines/ccgost'</text:span></text:p>
      <text:p text:style-name="P2"><text:span text:style-name="T2">make[1]: Leaving directory '/home/mahannee/packages/openssl/openssl-1.0.2g/engines'</text:span></text:p>
      <text:p text:style-name="P2"><text:span text:style-name="T2">making depend in apps...</text:span></text:p>
      <text:p text:style-name="P2"><text:span text:style-name="T2">make[1]: Entering directory '/home/mahannee/packages/openssl/openssl-1.0.2g/apps'</text:span></text:p>
      <text:p text:style-name="P2"><text:span text:style-name="T2">make[1]: Leaving directory '/home/mahannee/packages/openssl/openssl-1.0.2g/apps'</text:span></text:p>
      <text:p text:style-name="P2"><text:span text:style-name="T2">making depend in test...</text:span></text:p>
      <text:p text:style-name="P2"><text:span text:style-name="T2">make[1]: Entering directory '/home/mahannee/packages/openssl/openssl-1.0.2g/test'</text:span></text:p>
      <text:p text:style-name="P2"><text:span text:style-name="T2">make[1]: Leaving directory '/home/mahannee/packages/openssl/openssl-1.0.2g/test'</text:span></text:p>
      <text:p text:style-name="P2"><text:span text:style-name="T2">making depend in tools...</text:span></text:p>
      <text:p text:style-name="P2"><text:span text:style-name="T2">make[1]: Entering directory '/home/mahannee/packages/openssl/openssl-1.0.2g/tools'</text:span></text:p>
      <text:p text:style-name="P2"><text:span text:style-name="T2">make[1]: Nothing to be done for 'depend'.</text:span></text:p>
      <text:p text:style-name="P2"><text:span text:style-name="T2">make[1]: Leaving directory '/home/mahannee/packages/openssl/openssl-1.0.2g/tools'</text:span></text:p>
      <text:p text:style-name="P3"><text:span text:style-name="T2">mahannee@VTA076L:~/packages/openssl/openssl-1.0.2g$ sudo make</text:span></text:p>
      <text:p text:style-name="P4"/>
      <text:p text:style-name="P5">make[2]: Leaving directory '/home/mahannee/packages/openssl/openssl-1.0.2g/crypto/cmac'</text:p>
      <text:p text:style-name="P5">making all in crypto/fips...</text:p>
      <text:p text:style-name="P5">make[2]: Entering directory '/home/mahannee/packages/openssl/openssl-1.0.2g/crypto/fips'</text:p>
      <text:p text:style-name="P5"><text:soft-page-break/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aes_selftest.o fips_aes_selftest.c</text:p>
      <text:p text:style-name="P5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des_selftest.o fips_des_selftest.c</text:p>
      <text:p text:style-name="P5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hmac_selftest.o fips_hmac_selftest.c</text:p>
      <text:p text:style-name="P5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rsa_selftest.o fips_rsa_selftest.c</text:p>
      <text:p text:style-name="P5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sha_selftest.o fips_sha_selftest.c</text:p>
      <text:p text:style-name="P5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.o fips.c</text:p>
      <text:p text:style-name="P5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dsa_selftest.o fips_dsa_selftest.c</text:p>
      <text:p text:style-name="P5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rand.o fips_rand.c</text:p>
      <text:p text:style-name="P5">In file included from fips_rand.c:78:0:</text:p>
      <text:p text:style-name="P5">.<text:span text:style-name="T6">./../include/openssl/fips.h:55:3: error: #error FIPS is disabled.</text:span></text:p>
      <text:p text:style-name="P6"><text:s/># error FIPS is disabled.</text:p>
      <text:p text:style-name="P6"><text:s text:c="3"/>^~~~~</text:p>
      <text:p text:style-name="P6"><text:soft-page-break/>&lt;builtin&gt;: recipe for target 'fips_rand.o' failed</text:p>
      <text:p text:style-name="P6">make[2]: *** [fips_rand.o] Error 1</text:p>
      <text:p text:style-name="P6">make[2]: Leaving directory '/home/mahannee/packages/openssl/openssl-1.0.2g/crypto/fips'</text:p>
      <text:p text:style-name="P6">Makefile:88: recipe for target 'subdirs' failed</text:p>
      <text:p text:style-name="P6">make[1]: *** [subdirs] Error 1</text:p>
      <text:p text:style-name="P6">make[1]: Leaving directory '/home/mahannee/packages/openssl/openssl-1.0.2g/crypto'</text:p>
      <text:p text:style-name="P6">Makefile:289: recipe for target 'build_crypto' failed</text:p>
      <text:p text:style-name="P6">make: *** [build_crypto] Error 1</text:p>
      <text:p text:style-name="P6"/>
      <text:p text:style-name="P7">NOTE: <text:s/>I defind the openssl_fips in “<text:span text:style-name="T7">sudo vim include/openssl/opensslconf.h” <text:s text:c="6"/></text:span><text:span text:style-name="T8"><text:s text:c="5"/></text:span></text:p>
      <text:p text:style-name="P8"><text:span text:style-name="T9">#define OPENSSL_FIPS</text:span><text:span text:style-name="T8"> <text:s text:c="10"/></text:span></text:p>
      <text:p text:style-name="P8"><text:span text:style-name="T8"/></text:p>
      <text:p text:style-name="P13"><text:span text:style-name="T2">mahannee@VTA076L:~/packages/openssl/openssl-1.0.2g$ sudo make</text:span></text:p>
      <text:p text:style-name="P12"><text:span text:style-name="T2"/></text:p>
      <text:p text:style-name="P11"><text:span text:style-name="T2">making all in crypto...</text:span></text:p>
      <text:p text:style-name="P11"><text:span text:style-name="T2">make[1]: Entering directory '/home/mahannee/packages/openssl/openssl-1.0.2g/crypto'</text:span></text:p>
      <text:p text:style-name="P9"><text:span text:style-name="T4">/usr/bin/perl ../util/mkbuildinf.pl "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" "linux-x86_64" &gt;buildinf.h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cryptlib.o cryptlib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mem.o mem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mem_dbg.o mem_dbg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</text:span><text:soft-page-break/><text:span text:style-name="T2">-DBSAES_ASM -DWHIRLPOOL_ASM -DGHASH_ASM -DECP_NISTZ256_ASM <text:s text:c="2"/>-c -o cversion.o cversion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ex_data.o ex_data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cpt_err.o cpt_err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ebcdic.o ebcdic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uid.o uid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_time.o o_time.c</text:span></text:p>
      <text:p text:style-name="P9"><text:span text:style-name="T4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_str.o o_str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</text:span><text:soft-page-break/><text:span text:style-name="T2">-DSHA256_ASM -DSHA512_ASM -DMD5_ASM -DAES_ASM -DVPAES_ASM -DBSAES_ASM -DWHIRLPOOL_ASM -DGHASH_ASM -DECP_NISTZ256_ASM <text:s text:c="2"/>-c -o o_dir.o o_dir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_fips.o o_fips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_init.o o_init.c</text:span></text:p>
      <text:p text:style-name="P11"><text:span text:style-name="T2">gcc -I.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fips_ers.o fips_ers.c</text:span></text:p>
      <text:p text:style-name="P11"><text:span text:style-name="T2">ar <text:s/>r ../libcrypto.a cryptlib.o mem.o mem_dbg.o cversion.o ex_data.o cpt_err.o ebcdic.o uid.o o_time.o o_str.o o_dir.o o_fips.o o_init.o fips_ers.o x86_64cpuid.o</text:span></text:p>
      <text:p text:style-name="P11"><text:span text:style-name="T2">test -z "" || ar <text:s/>r ../libcrypto.a fipscanister.o</text:span></text:p>
      <text:p text:style-name="P11"><text:span text:style-name="T2">/usr/bin/ranlib ../libcrypto.a || echo Never mind.</text:span></text:p>
      <text:p text:style-name="P11"><text:span text:style-name="T2">making all in crypto/objects...</text:span></text:p>
      <text:p text:style-name="P11"><text:span text:style-name="T2">make[2]: Entering directory '/home/mahannee/packages/openssl/openssl-1.0.2g/crypto/objects'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_names.o o_names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bj_dat.o obj_dat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</text:span><text:span text:style-name="T2"> </text:span><text:soft-page-break/><text:span text:style-name="T2">-</text:span><text:span text:style-name="T4">DOPENSSL_BN_ASM_MONT5 -DOPENSSL_BN_ASM_GF2m -DSHA1_ASM -DSHA256_ASM -DSHA512_ASM -DMD5_ASM -DAES_ASM -DVPAES_ASM -DBSAES_ASM -DWHIRLPOOL_ASM -DGHASH_ASM -DECP_NISTZ256_ASM <text:s text:c="2"/>-c -o obj_lib.o obj_lib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bj_err.o obj_err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bj_xref.o obj_xref.c</text:span></text:p>
      <text:p text:style-name="P11"><text:span text:style-name="T2">ar <text:s/>r ../../libcrypto.a o_names.o obj_dat.o obj_lib.o obj_err.o obj_xref.o</text:span></text:p>
      <text:p text:style-name="P11"><text:span text:style-name="T2">/usr/bin/ranlib ../../libcrypto.a || echo Never mind.</text:span></text:p>
      <text:p text:style-name="P11"><text:span text:style-name="T2">make[2]: Leaving directory '/home/mahannee/packages/openssl/openssl-1.0.2g/crypto/objects'</text:span></text:p>
      <text:p text:style-name="P11"><text:span text:style-name="T2">making all in crypto/md4...</text:span></text:p>
      <text:p text:style-name="P11"><text:span text:style-name="T2">make[2]: Entering directory '/home/mahannee/packages/openssl/openssl-1.0.2g/crypto/md4'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md4_dgst.o md4_dgst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md4_one.o md4_one.c</text:span></text:p>
      <text:p text:style-name="P11"><text:span text:style-name="T2">ar <text:s/>r ../../libcrypto.a md4_dgst.o md4_one.o</text:span></text:p>
      <text:p text:style-name="P11"><text:span text:style-name="T2">/usr/bin/ranlib ../../libcrypto.a || echo Never mind.</text:span></text:p>
      <text:p text:style-name="P11"><text:span text:style-name="T2">make[2]: Leaving directory '/home/mahannee/packages/openssl/openssl-1.0.2g/crypto/md4'</text:span></text:p>
      <text:p text:style-name="P11"><text:span text:style-name="T2">making all in crypto/md5...</text:span></text:p>
      <text:p text:style-name="P11"><text:span text:style-name="T2">make[2]: Entering directory '/home/mahannee/packages/openssl/openssl-1.0.2g/crypto/md5'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</text:span><text:span text:style-name="T2"> </text:span><text:soft-page-break/><text:span text:style-name="T4">-DBSAES_ASM -DWHIRLPOOL_ASM -DGHASH_ASM -DECP_NISTZ256_ASM <text:s text:c="2"/>-c -o md5_dgst.o md5_dgst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md5_one.o md5_one.c</text:span></text:p>
      <text:p text:style-name="P11"><text:span text:style-name="T2">ar <text:s/>r ../../libcrypto.a md5_dgst.o md5_one.o md5-x86_64.o</text:span></text:p>
      <text:p text:style-name="P11"><text:span text:style-name="T2">/usr/bin/ranlib ../../libcrypto.a || echo Never mind.</text:span></text:p>
      <text:p text:style-name="P11"><text:span text:style-name="T2">make[2]: Leaving directory '/home/mahannee/packages/openssl/openssl-1.0.2g/crypto/md5'</text:span></text:p>
      <text:p text:style-name="P11"><text:span text:style-name="T2">making all in crypto/sha...</text:span></text:p>
      <text:p text:style-name="P11"><text:span text:style-name="T2">make[2]: Entering directory '/home/mahannee/packages/openssl/openssl-1.0.2g/crypto/sha'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ha_dgst.o sha_dgst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ha1dgst.o sha1dgst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ha_one.o sha_one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ha1_one.o sha1_one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</text:span><text:soft-page-break/><text:span text:style-name="T4">-DBSAES_ASM -DWHIRLPOOL_ASM -DGHASH_ASM -DECP_NISTZ256_ASM <text:s text:c="2"/>-c -o sha256.o sha256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ha512.o sha512.c</text:span></text:p>
      <text:p text:style-name="P11"><text:span text:style-name="T2">ar <text:s/>r ../../libcrypto.a sha_dgst.o sha1dgst.o sha_one.o sha1_one.o sha256.o sha512.o sha1-x86_64.o sha256-x86_64.o sha512-x86_64.o sha1-mb-x86_64.o sha256-mb-x86_64.o</text:span></text:p>
      <text:p text:style-name="P11"><text:span text:style-name="T2">/usr/bin/ranlib ../../libcrypto.a || echo Never mind.</text:span></text:p>
      <text:p text:style-name="P11"><text:span text:style-name="T2">make[2]: Leaving directory '/home/mahannee/packages/openssl/openssl-1.0.2g/crypto/sha'</text:span></text:p>
      <text:p text:style-name="P11"><text:span text:style-name="T2">making all in crypto/mdc2...</text:span></text:p>
      <text:p text:style-name="P11"><text:span text:style-name="T2">make[2]: Entering directory '/home/mahannee/packages/openssl/openssl-1.0.2g/crypto/mdc2'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mdc2dgst.o mdc2dgst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mdc2_one.o mdc2_one.c</text:span></text:p>
      <text:p text:style-name="P11"><text:span text:style-name="T2">ar <text:s/>r ../../libcrypto.a mdc2dgst.o mdc2_one.o</text:span></text:p>
      <text:p text:style-name="P11"><text:span text:style-name="T2">/usr/bin/ranlib ../../libcrypto.a || echo Never mind.</text:span></text:p>
      <text:p text:style-name="P11"><text:span text:style-name="T2">make[2]: Leaving directory '/home/mahannee/packages/openssl/openssl-1.0.2g/crypto/mdc2'</text:span></text:p>
      <text:p text:style-name="P11"><text:span text:style-name="T2">making all in crypto/hmac...</text:span></text:p>
      <text:p text:style-name="P11"><text:span text:style-name="T2">make[2]: Entering directory '/home/mahannee/packages/openssl/openssl-1.0.2g/crypto/hmac'</text:span></text:p>
      <text:p text:style-name="P9"><text:span text:style-name="T4">gcc -I.. -I../.. -I../modes -I../asn1 -I../evp -I../../include <text:s/>-DOPEN</text:span><text:span text:style-name="T2">SS</text:span><text:span text:style-name="T4">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hmac.o hmac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</text:span><text:span text:style-name="T2"> </text:span><text:soft-page-break/><text:span text:style-name="T4">-DSHA256_ASM -DSHA512_ASM -DMD5_ASM -DAES_ASM -DVPAES_ASM -DBSAES_ASM -DWHIRLPOOL_ASM -DGHASH_ASM -DECP_NISTZ256_ASM <text:s text:c="2"/>-c -o hm_ameth.o hm_ameth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hm_pmeth.o hm_pmeth.c</text:span></text:p>
      <text:p text:style-name="P11"><text:span text:style-name="T2">ar <text:s/>r ../../libcrypto.a hmac.o hm_ameth.o hm_pmeth.o</text:span></text:p>
      <text:p text:style-name="P11"><text:span text:style-name="T2">/usr/bin/ranlib ../../libcrypto.a || echo Never mind.</text:span></text:p>
      <text:p text:style-name="P11"><text:span text:style-name="T2">make[2]: Leaving directory '/home/mahannee/packages/openssl/openssl-1.0.2g/crypto/hmac'</text:span></text:p>
      <text:p text:style-name="P11"><text:span text:style-name="T2">making all in crypto/ripemd...</text:span></text:p>
      <text:p text:style-name="P11"><text:span text:style-name="T2">make[2]: Entering directory '/home/mahannee/packages/openssl/openssl-1.0.2g/crypto/ripemd'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rmd_dgst.o rmd_dgst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rmd_one.o rmd_one.c</text:span></text:p>
      <text:p text:style-name="P11"><text:span text:style-name="T2">ar <text:s/>r ../../libcrypto.a rmd_dgst.o rmd_one.o </text:span></text:p>
      <text:p text:style-name="P11"><text:span text:style-name="T2">/usr/bin/ranlib ../../libcrypto.a || echo Never mind.</text:span></text:p>
      <text:p text:style-name="P11"><text:span text:style-name="T2">make[2]: Leaving directory '/home/mahannee/packages/openssl/openssl-1.0.2g/crypto/ripemd'</text:span></text:p>
      <text:p text:style-name="P11"><text:span text:style-name="T2">making all in crypto/whrlpool...</text:span></text:p>
      <text:p text:style-name="P9"><text:span text:style-name="T4">make[2]: Entering directory '/home/mahannee/packages/openssl/openssl-1.0.2g/crypto/whrlpool'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wp_dgst.o wp_dgst.c</text:span></text:p>
      <text:p text:style-name="P9"><text:span text:style-name="T4">ar <text:s/>r ../../libcrypto.a wp_dgst.o wp-x86_64.o</text:span></text:p>
      <text:p text:style-name="P9"><text:span text:style-name="T4">/usr/bin/ranlib ../../libcrypto.a || echo Never mind.</text:span></text:p>
      <text:p text:style-name="P11"><text:span text:style-name="T2">make[2]: Leaving directory '/home/mahannee/packages/openssl/openssl-1.0.2g/crypto/whrlpool'</text:span></text:p>
      <text:p text:style-name="P11"><text:soft-page-break/><text:span text:style-name="T2">making all in crypto/des...</text:span></text:p>
      <text:p text:style-name="P11"><text:span text:style-name="T2">make[2]: Entering directory '/home/mahannee/packages/openssl/openssl-1.0.2g/crypto/des'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et_key.o set_key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ecb_enc.o ecb_enc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cbc_enc.o cbc_enc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ecb3_enc.o ecb3_enc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cfb64enc.o cfb64enc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cfb64ede.o cfb64ede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</text:span><text:soft-page-break/><text:span text:style-name="T2">-DSHA256_ASM -DSHA512_ASM -DMD5_ASM -DAES_ASM -DVPAES_ASM -DBSAES_ASM -DWHIRLPOOL_ASM -DGHASH_ASM -DECP_NISTZ256_ASM <text:s text:c="2"/>-c -o cfb_enc.o cfb_enc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fb64ede.o ofb64ede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enc_read.o enc_read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enc_writ.o enc_writ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fb64enc.o ofb64enc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ofb_enc.o ofb_enc.c</text:span></text:p>
      <text:p text:style-name="P11"><text:span text:style-name="T2">gcc -I.. -I../.. -I../modes -I../asn1 -I../evp -I../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tr2key.o str2key.c</text:span></text:p>
      <text:p text:style-name="P9"><text:span text:style-name="T4">gcc -I.. -I../.. -I../modes -I../asn1 -I../evp -I../../include <text:s/>-DOPENSSL_THREADS -D_REENTRANT -DDSO_DLFCN -DHAVE_DLFCN_H -Wa,--noexecstack -m64 -DL_ENDIAN -O3 -Wall -DOPENSSL_IA32_SSE2 -DOPENSSL_BN_ASM_MONT</text:span><text:span text:style-name="T2"> </text:span><text:soft-page-break/><text:span text:style-name="T4">-DOPENSSL_BN_ASM_MONT5 -DOPENSSL_BN_ASM_GF2m -DSHA1_ASM -DSHA256_ASM -DSHA512_ASM -DMD5_ASM -DAES_ASM -DVPAES_ASM -DBSAES_ASM -DWHIRLPOOL_ASM -DGHASH_ASM -DECP_NISTZ256_ASM <text:s text:c="2"/>-c -o pcbc_enc.o pcbc_e</text:span><text:span text:style-name="T2">nc</text:span><text:span text:style-name="T4">.c${LDFLAGS} -o ${APPNAME:=heartbeat_test} heartbeat_test.o ${LIBDEPS} )</text:span></text:p>
      <text:p text:style-name="P9"><text:span text:style-name="T4">make[2]: Leaving directory '/home/mahannee/packages/openssl/openssl-1.0.2g/test'</text:span></text:p>
      <text:p text:style-name="P9"><text:span text:style-name="T4">gcc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constant_time_test.o constant_time_test.c</text:span></text:p>
      <text:p text:style-name="P9"><text:span text:style-name="T4">make[2]: Entering directory '/home/mahannee/packages/openssl/openssl-1.0.2g/test'</text:span></text:p>
      <text:p text:style-name="P9"><text:span text:style-name="T4">( :; LIBDEPS="${LIBDEPS:--L.. -lssl -L.. -lcrypto <text:s/>-ldl}"; LDCMD="${LDCMD:-gcc}"; LDFLAGS="${LDFLAGS:-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}"; LIBPATH=`for x in $LIBDEPS; do echo $x; done | sed -e 's/^ *-L//;t' -e d | uniq`; LIBPATH=`echo $LIBPATH | sed -e 's/ /:/g'`; LD_LIBRARY_PATH=$LIBPATH:$LD_LIBRARY_PATH ${LDCMD} ${LDFLAGS} -o ${APPNAME:=constant_time_test} constant_time_test.o ${LIBDEPS} )</text:span></text:p>
      <text:p text:style-name="P9"><text:span text:style-name="T4">make[2]: Leaving directory '/home/mahannee/packages/openssl/openssl-1.0.2g/test'</text:span></text:p>
      <text:p text:style-name="P9"><text:span text:style-name="T4">gcc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verify_extra_test.o verify_extra_test.c</text:span></text:p>
      <text:p text:style-name="P9"><text:span text:style-name="T4">make[2]: Entering directory '/home/mahannee/packages/openssl/openssl-1.0.2g/test'</text:span></text:p>
      <text:p text:style-name="P9"><text:span text:style-name="T4">( :; LIBDEPS="${LIBDEPS:--L.. -lssl -L.. -lcrypto <text:s/>-ldl}"; LDCMD="${LDCMD:-gcc}"; LDFLAGS="${LDFLAGS:-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}"; LIBPATH=`for x in $LIBDEPS; do echo $x; done | sed -e 's/^ *-L//;t' -e d | uniq`; LIBPATH=`echo $LIBPATH | sed -e 's/ /:/g'`; LD_LIBRARY_PATH=$LIBPATH:$LD_LIBRARY_PATH ${LDCMD} ${LDFLAGS} -o ${APPNAME:=verify_extra_test} verify_extra_test.o ${LIBDEPS} )</text:span></text:p>
      <text:p text:style-name="P9"><text:span text:style-name="T4">make[2]: Leaving directory '/home/mahannee/packages/openssl/openssl-1.0.2g/test'</text:span></text:p>
      <text:p text:style-name="P9"><text:span text:style-name="T4">gcc -I.. -I../include <text:s/>-DOPENSSL_THREADS -D_REENTRANT -DDSO_DLFCN -DHAVE_DLFCN_H -Wa,--noexecstack -m64 -DL_ENDIAN -O3 -Wall </text:span><text:soft-page-break/><text:span text:style-name="T4">-DOPENSSL_IA32_SSE2 -DOPENSSL_BN_ASM_MONT -DOPENSSL_BN_ASM_MONT5 -DOPENSSL_BN_ASM_GF2m -DSHA1_ASM -DSHA256_ASM -DSHA512_ASM -DMD5_ASM -DAES_ASM -DVPAES_ASM -DBSAES_ASM -DWHIRLPOOL_ASM -DGHASH_ASM -DECP_NISTZ256_ASM <text:s text:c="2"/>-c -o clienthellotest.o clienthellotest.c</text:span></text:p>
      <text:p text:style-name="P9"><text:span text:style-name="T4">make[2]: Entering directory '/home/mahannee/packages/openssl/openssl-1.0.2g/test'</text:span></text:p>
      <text:p text:style-name="P9"><text:span text:style-name="T4">( :; LIBDEPS="${LIBDEPS:--L.. -lssl -L.. -lcrypto <text:s/>-ldl}"; LDCMD="${LDCMD:-gcc}"; LDFLAGS="${LDFLAGS:-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}"; LIBPATH=`for x in $LIBDEPS; do echo $x; done | sed -e 's/^ *-L//;t' -e d | uniq`; LIBPATH=`echo $LIBPATH | sed -e 's/ /:/g'`; LD_LIBRARY_PATH=$LIBPATH:$LD_LIBRARY_PATH ${LDCMD} ${LDFLAGS} -o ${APPNAME:=clienthellotest} clienthellotest.o ${LIBDEPS} )</text:span></text:p>
      <text:p text:style-name="P9"><text:span text:style-name="T4">make[2]: Leaving directory '/home/mahannee/packages/openssl/openssl-1.0.2g/test'</text:span></text:p>
      <text:p text:style-name="P9"><text:span text:style-name="T4">gcc -I.. -I../include <text:s/>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 <text:s text:c="2"/>-c -o sslv2conftest.o sslv2conftest.c</text:span></text:p>
      <text:p text:style-name="P9"><text:span text:style-name="T4">make[2]: Entering directory '/home/mahannee/packages/openssl/openssl-1.0.2g/test'</text:span></text:p>
      <text:p text:style-name="P9"><text:span text:style-name="T4">( :; LIBDEPS="${LIBDEPS:--L.. -lssl -L.. -lcrypto <text:s/>-ldl}"; LDCMD="${LDCMD:-gcc}"; LDFLAGS="${LDFLAGS:-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}"; LIBPATH=`for x in $LIBDEPS; do echo $x; done | sed -e 's/^ *-L//;t' -e d | uniq`; LIBPATH=`echo $LIBPATH | sed -e 's/ /:/g'`; LD_LIBRARY_PATH=$LIBPATH:$LD_LIBRARY_PATH ${LDCMD} ${LDFLAGS} -o ${APPNAME:=sslv2conftest} sslv2conftest.o ${LIBDEPS} )</text:span></text:p>
      <text:p text:style-name="P9"><text:span text:style-name="T4">make[2]: Leaving directory '/home/mahannee/packages/openssl/openssl-1.0.2g/test'</text:span></text:p>
      <text:p text:style-name="P9"><text:span text:style-name="T4">make[2]: Entering directory '/home/mahannee/packages/openssl/openssl-1.0.2g/test'</text:span></text:p>
      <text:p text:style-name="P9"><text:span text:style-name="T4">( :; LIBDEPS="${LIBDEPS:--L.. -lssl -L.. -lcrypto <text:s/>-ldl}"; LDCMD="${LDCMD:-gcc}"; LDFLAGS="${LDFLAGS:--DOPENSSL_THREADS -D_REENTRANT -DDSO_DLFCN -DHAVE_DLFCN_H -Wa,--noexecstack -m64 -DL_ENDIAN -O3 -Wall -DOPENSSL_IA32_SSE2 -DOPENSSL_BN_ASM_MONT -DOPENSSL_BN_ASM_MONT5 -DOPENSSL_BN_ASM_GF2m -DSHA1_ASM -DSHA256_ASM -DSHA512_ASM -DMD5_ASM -DAES_ASM -DVPAES_ASM -DBSAES_ASM -DWHIRLPOOL_ASM -DGHASH_ASM -DECP_NISTZ256_ASM}"; LIBPATH=`for x in $LIBDEPS; do echo $x; done | sed -e 's/^ *-L//;t' -e d | uniq`; LIBPATH=`echo $LIBPATH | sed -e 's/ /:/g'`; LD_LIBRARY_PATH=$LIBPATH:</text:span><text:soft-page-break/><text:span text:style-name="T4">$LD_LIBRARY_PATH ${LDCMD} ${LDFLAGS} -o ${APPNAME:=dummytest} dummytest.o ${LIBDEPS} )</text:span></text:p>
      <text:p text:style-name="P9"><text:span text:style-name="T4">make[2]: Leaving directory '/home/mahannee/packages/openssl/openssl-1.0.2g/test'</text:span></text:p>
      <text:p text:style-name="P9"><text:span text:style-name="T4">make[1]: Leaving directory '/home/mahannee/packages/openssl/openssl-1.0.2g/test'</text:span></text:p>
      <text:p text:style-name="P9"><text:span text:style-name="T4">making all in tools...</text:span></text:p>
      <text:p text:style-name="P9"><text:span text:style-name="T4">make[1]: Entering directory '/home/mahannee/packages/openssl/openssl-1.0.2g/tools'</text:span></text:p>
      <text:p text:style-name="P9"><text:span text:style-name="T4">make[1]: Nothing to be done for 'all'.</text:span></text:p>
      <text:p text:style-name="P9"><text:span text:style-name="T4">make[1]: Leaving directory '/home/mahannee/packages/openssl/openssl-1.0.2g/tools'</text:span></text:p>
      <text:p text:style-name="P9"><text:span text:style-name="T2">mahannee@VTA076L:~/packages/openssl/openssl-1.0.2g$</text:span><text:span text:style-name="T4"> </text:span></text:p>
      <text:p text:style-name="P9"><text:span text:style-name="T4">testing...</text:span></text:p>
      <text:p text:style-name="P9"><text:span text:style-name="T4">make[1]: Entering directory '/home/mahannee/packages/openssl/openssl-1.0.2g/test'</text:span></text:p>
      <text:p text:style-name="P9"><text:span text:style-name="T4">make[2]: Entering directory '/home/mahannee/packages/openssl/openssl-1.0.2g'</text:span></text:p>
      <text:p text:style-name="P9"><text:span text:style-name="T4">making all in apps...</text:span></text:p>
      <text:p text:style-name="P9"><text:span text:style-name="T4">make[3]: Entering directory '/home/mahannee/packages/openssl/openssl-1.0.2g/apps'</text:span></text:p>
      <text:p text:style-name="P9"><text:span text:style-name="T4">make[3]: Nothing to be done for 'all'.</text:span></text:p>
      <text:p text:style-name="P9"><text:span text:style-name="T4">make[3]: Leaving directory '/home/mahannee/packages/openssl/openssl-1.0.2g/apps'</text:span></text:p>
      <text:p text:style-name="P9"><text:span text:style-name="T4">make[2]: Leaving directory '/home/mahannee/packages/openssl/openssl-1.0.2g'</text:span></text:p>
      <text:p text:style-name="P9"><text:span text:style-name="T4">../util/shlib_wrap.sh ./destest</text:span></text:p>
      <text:p text:style-name="P9"><text:span text:style-name="T4">Doing cbcm</text:span></text:p>
      <text:p text:style-name="P9"><text:span text:style-name="T4">Doing ecb</text:span></text:p>
      <text:p text:style-name="P9"><text:span text:style-name="T4">Doing ede ecb</text:span></text:p>
      <text:p text:style-name="P9"><text:span text:style-name="T4">Doing cbc</text:span></text:p>
      <text:p text:style-name="P9"><text:span text:style-name="T4">Doing desx cbc</text:span></text:p>
      <text:p text:style-name="P9"><text:span text:style-name="T4">Doing ede cbc</text:span></text:p>
      <text:p text:style-name="P9"><text:span text:style-name="T4">Doing pcbc</text:span></text:p>
      <text:p text:style-name="P9"><text:span text:style-name="T4">Doing cfb8 cfb16 cfb32 cfb48 cfb64 cfb64() ede_cfb64() done</text:span></text:p>
      <text:p text:style-name="P9"><text:span text:style-name="T4">Doing ofb</text:span></text:p>
      <text:p text:style-name="P9"><text:span text:style-name="T4">Doing ofb64</text:span></text:p>
      <text:p text:style-name="P9"><text:span text:style-name="T4">Doing ede_ofb64</text:span></text:p>
      <text:p text:style-name="P9"><text:span text:style-name="T4">Doing cbc_cksum</text:span></text:p>
      <text:p text:style-name="P9"><text:span text:style-name="T4">Doing quad_cksum</text:span></text:p>
      <text:p text:style-name="P9"><text:span text:style-name="T4">input word alignment test 0 1 2 3</text:span></text:p>
      <text:p text:style-name="P9"><text:span text:style-name="T4">output word alignment test 0 1 2 3</text:span></text:p>
      <text:p text:style-name="P9"><text:span text:style-name="T4">fast crypt test </text:span></text:p>
      <text:p text:style-name="P9"><text:span text:style-name="T4">../util/shlib_wrap.sh ./ideatest</text:span></text:p>
      <text:p text:style-name="P9"><text:span text:style-name="T4">ecb idea ok</text:span></text:p>
      <text:p text:style-name="P9"><text:span text:style-name="T4">cbc idea ok</text:span></text:p>
      <text:p text:style-name="P9"><text:span text:style-name="T4">cfb64 idea ok</text:span></text:p>
      <text:p text:style-name="P9"><text:span text:style-name="T4">../util/shlib_wrap.sh ./shatest</text:span></text:p>
      <text:p text:style-name="P9"><text:span text:style-name="T4">test 1 ok</text:span></text:p>
      <text:p text:style-name="P9"><text:span text:style-name="T4">test 2 ok</text:span></text:p>
      <text:p text:style-name="P9"><text:span text:style-name="T4">test 3 ok</text:span></text:p>
      <text:p text:style-name="P9"><text:span text:style-name="T4">../util/shlib_wrap.sh ./sha1test</text:span></text:p>
      <text:p text:style-name="P9"><text:span text:style-name="T4">test 1 ok</text:span></text:p>
      <text:p text:style-name="P9"><text:span text:style-name="T4">test 2 ok</text:span></text:p>
      <text:p text:style-name="P9"><text:span text:style-name="T4">test 3 ok</text:span></text:p>
      <text:p text:style-name="P9"><text:span text:style-name="T4">../util/shlib_wrap.sh ./sha256t</text:span></text:p>
      <text:p text:style-name="P9"><text:span text:style-name="T4">Testing SHA-256 ... passed.</text:span></text:p>
      <text:p text:style-name="P9"><text:soft-page-break/><text:span text:style-name="T4">Testing SHA-224 ... passed.</text:span></text:p>
      <text:p text:style-name="P9"><text:span text:style-name="T4">../util/shlib_wrap.sh ./sha512t</text:span></text:p>
      <text:p text:style-name="P9"><text:span text:style-name="T4">Testing SHA-512 ... passed.</text:span></text:p>
      <text:p text:style-name="P9"><text:span text:style-name="T4">Testing SHA-384 ... passed.</text:span></text:p>
      <text:p text:style-name="P9"><text:span text:style-name="T4">../util/shlib_wrap.sh ./md4test</text:span></text:p>
      <text:p text:style-name="P9"><text:span text:style-name="T4">test 1 ok</text:span></text:p>
      <text:p text:style-name="P9"><text:span text:style-name="T4">test 2 ok</text:span></text:p>
      <text:p text:style-name="P9"><text:span text:style-name="T4">test 3 ok</text:span></text:p>
      <text:p text:style-name="P9"><text:span text:style-name="T4">test 4 ok</text:span></text:p>
      <text:p text:style-name="P9"><text:span text:style-name="T4">test 5 ok</text:span></text:p>
      <text:p text:style-name="P9"><text:span text:style-name="T4">test 6 ok</text:span></text:p>
      <text:p text:style-name="P9"><text:span text:style-name="T4">test 7 ok</text:span></text:p>
      <text:p text:style-name="P9"><text:span text:style-name="T4">../util/shlib_wrap.sh ./md5test</text:span></text:p>
      <text:p text:style-name="P9"><text:span text:style-name="T4">test 1 ok</text:span></text:p>
      <text:p text:style-name="P9"><text:span text:style-name="T4">test 2 ok</text:span></text:p>
      <text:p text:style-name="P9"><text:span text:style-name="T4">test 3 ok</text:span></text:p>
      <text:p text:style-name="P9"><text:span text:style-name="T4">test 4 ok</text:span></text:p>
      <text:p text:style-name="P9"><text:span text:style-name="T4">test 5 ok</text:span></text:p>
      <text:p text:style-name="P9"><text:span text:style-name="T4">test 6 ok</text:span></text:p>
      <text:p text:style-name="P9"><text:span text:style-name="T4">test 7 ok</text:span></text:p>
      <text:p text:style-name="P9"><text:span text:style-name="T4">../util/shlib_wrap.sh ./hmactest</text:span></text:p>
      <text:p text:style-name="P9"><text:span text:style-name="T4">test 0 ok</text:span></text:p>
      <text:p text:style-name="P9"><text:span text:style-name="T4">test 1 ok</text:span></text:p>
      <text:p text:style-name="P9"><text:span text:style-name="T4">test 2 ok</text:span></text:p>
      <text:p text:style-name="P9"><text:span text:style-name="T4">test 3 ok</text:span></text:p>
      <text:p text:style-name="P9"><text:span text:style-name="T4">test 4 ok</text:span></text:p>
      <text:p text:style-name="P9"><text:span text:style-name="T4">test 5 ok</text:span></text:p>
      <text:p text:style-name="P9"><text:span text:style-name="T4">test 6 ok</text:span></text:p>
      <text:p text:style-name="P9"><text:span text:style-name="T4">../util/shlib_wrap.sh ./md2test</text:span></text:p>
      <text:p text:style-name="P9"><text:span text:style-name="T4">No MD2 support</text:span></text:p>
      <text:p text:style-name="P9"><text:span text:style-name="T4">../util/shlib_wrap.sh ./mdc2test</text:span></text:p>
      <text:p text:style-name="P9"><text:span text:style-name="T4">pad1 - ok</text:span></text:p>
      <text:p text:style-name="P9"><text:span text:style-name="T4">pad2 - ok</text:span></text:p>
      <text:p text:style-name="P9"><text:span text:style-name="T4">../util/shlib_wrap.sh ./wp_test</text:span></text:p>
      <text:p text:style-name="P9"><text:span text:style-name="T4">Testing Whirlpool ......... passed.</text:span></text:p>
      <text:p text:style-name="P9"><text:span text:style-name="T4">../util/shlib_wrap.sh ./rmdtest</text:span></text:p>
      <text:p text:style-name="P9"><text:span text:style-name="T4">test 1 ok</text:span></text:p>
      <text:p text:style-name="P9"><text:span text:style-name="T4">test 2 ok</text:span></text:p>
      <text:p text:style-name="P9"><text:span text:style-name="T4">test 3 ok</text:span></text:p>
      <text:p text:style-name="P9"><text:span text:style-name="T4">test 4 ok</text:span></text:p>
      <text:p text:style-name="P9"><text:span text:style-name="T4">test 5 ok</text:span></text:p>
      <text:p text:style-name="P9"><text:span text:style-name="T4">test 6 ok</text:span></text:p>
      <text:p text:style-name="P9"><text:span text:style-name="T4">test 7 ok</text:span></text:p>
      <text:p text:style-name="P9"><text:span text:style-name="T4">test 8 ok</text:span></text:p>
      <text:p text:style-name="P9"><text:span text:style-name="T4">../util/shlib_wrap.sh ./rc2test</text:span></text:p>
      <text:p text:style-name="P9"><text:span text:style-name="T4">ecb RC2 ok</text:span></text:p>
      <text:p text:style-name="P9"><text:span text:style-name="T4">../util/shlib_wrap.sh ./rc4test</text:span></text:p>
      <text:p text:style-name="P9"><text:span text:style-name="T4">test 0 ok</text:span></text:p>
      <text:p text:style-name="P9"><text:soft-page-break/><text:span text:style-name="T4">test 1 ok</text:span></text:p>
      <text:p text:style-name="P9"><text:span text:style-name="T4">test 2 ok</text:span></text:p>
      <text:p text:style-name="P9"><text:span text:style-name="T4">test 3 ok</text:span></text:p>
      <text:p text:style-name="P9"><text:span text:style-name="T4">test 4 ok</text:span></text:p>
      <text:p text:style-name="P9"><text:span text:style-name="T4">test 5 ok</text:span></text:p>
      <text:p text:style-name="P9"><text:span text:style-name="T4">test end processing ....................done</text:span></text:p>
      <text:p text:style-name="P9"><text:span text:style-name="T4">test multi-call ....................done</text:span></text:p>
      <text:p text:style-name="P9"><text:span text:style-name="T4">bulk test ok</text:span></text:p>
      <text:p text:style-name="P9"><text:span text:style-name="T4">../util/shlib_wrap.sh ./rc5test</text:span></text:p>
      <text:p text:style-name="P9"><text:span text:style-name="T4">No RC5 support</text:span></text:p>
      <text:p text:style-name="P9"><text:span text:style-name="T4">../util/shlib_wrap.sh ./bftest</text:span></text:p>
      <text:p text:style-name="P9"><text:span text:style-name="T4">testing blowfish in raw ecb mode</text:span></text:p>
      <text:p text:style-name="P9"><text:span text:style-name="T4">testing blowfish in ecb mode</text:span></text:p>
      <text:p text:style-name="P9"><text:span text:style-name="T4">testing blowfish set_key</text:span></text:p>
      <text:p text:style-name="P9"><text:span text:style-name="T4">testing blowfish in cbc mode</text:span></text:p>
      <text:p text:style-name="P9"><text:span text:style-name="T4">testing blowfish in cfb64 mode</text:span></text:p>
      <text:p text:style-name="P9"><text:span text:style-name="T4">testing blowfish in ofb64</text:span></text:p>
      <text:p text:style-name="P9"><text:span text:style-name="T4">../util/shlib_wrap.sh ./casttest</text:span></text:p>
      <text:p text:style-name="P9"><text:span text:style-name="T4">ecb cast5 ok</text:span></text:p>
      <text:p text:style-name="P9"><text:span text:style-name="T4">This test will take some time....123456789ABCDEF ok</text:span></text:p>
      <text:p text:style-name="P9"><text:span text:style-name="T4">../util/shlib_wrap.sh ./randtest</text:span></text:p>
      <text:p text:style-name="P9"><text:span text:style-name="T4">test 1 done</text:span></text:p>
      <text:p text:style-name="P9"><text:span text:style-name="T4">test 2 done</text:span></text:p>
      <text:p text:style-name="P9"><text:span text:style-name="T4">test 3 done</text:span></text:p>
      <text:p text:style-name="P9"><text:span text:style-name="T4">test 4 done</text:span></text:p>
      <text:p text:style-name="P9"><text:span text:style-name="T4">starting big number library test, could take a while...</text:span></text:p>
      <text:p text:style-name="P9"><text:span text:style-name="T4">test BN_add</text:span></text:p>
      <text:p text:style-name="P9"><text:span text:style-name="T4">test BN_sub</text:span></text:p>
      <text:p text:style-name="P9"><text:span text:style-name="T4">test BN_lshift1</text:span></text:p>
      <text:p text:style-name="P9"><text:span text:style-name="T4">test BN_lshift (fixed)</text:span></text:p>
      <text:p text:style-name="P9"><text:span text:style-name="T4">test BN_lshift</text:span></text:p>
      <text:p text:style-name="P9"><text:span text:style-name="T4">test BN_rshift1</text:span></text:p>
      <text:p text:style-name="P9"><text:span text:style-name="T4">test BN_rshift</text:span></text:p>
      <text:p text:style-name="P9"><text:span text:style-name="T4">test BN_sqr</text:span></text:p>
      <text:p text:style-name="P9"><text:span text:style-name="T4">test BN_mul</text:span></text:p>
      <text:p text:style-name="P9"><text:span text:style-name="T4">test BN_div</text:span></text:p>
      <text:p text:style-name="P9"><text:span text:style-name="T4">test BN_div_word</text:span></text:p>
      <text:p text:style-name="P9"><text:span text:style-name="T4">test BN_div_recp</text:span></text:p>
      <text:p text:style-name="P9"><text:span text:style-name="T4">test BN_mod</text:span></text:p>
      <text:p text:style-name="P9"><text:span text:style-name="T4">test BN_mod_mul</text:span></text:p>
      <text:p text:style-name="P9"><text:span text:style-name="T4">test BN_mont</text:span></text:p>
      <text:p text:style-name="P9"><text:span text:style-name="T4">test BN_mod_exp</text:span></text:p>
      <text:p text:style-name="P9"><text:span text:style-name="T4">test BN_mod_exp_mont_consttime</text:span></text:p>
      <text:p text:style-name="P9"><text:span text:style-name="T4">test BN_exp</text:span></text:p>
      <text:p text:style-name="P9"><text:span text:style-name="T4">test BN_kronecker</text:span></text:p>
      <text:p text:style-name="P9"><text:span text:style-name="T4">......++++++</text:span></text:p>
      <text:p text:style-name="P9"><text:span text:style-name="T4">....................................................................................................</text:span></text:p>
      <text:p text:style-name="P9"><text:span text:style-name="T4">test BN_mod_sqrt</text:span></text:p>
      <text:p text:style-name="P9"><text:soft-page-break/><text:span text:style-name="T4">.....</text:span></text:p>
      <text:p text:style-name="P9"><text:span text:style-name="T4">.....</text:span></text:p>
      <text:p text:style-name="P9"><text:span text:style-name="T4">.....</text:span></text:p>
      <text:p text:style-name="P9"><text:span text:style-name="T4">.....</text:span></text:p>
      <text:p text:style-name="P9"><text:span text:style-name="T4">.....</text:span></text:p>
      <text:p text:style-name="P9"><text:span text:style-name="T4">.....</text:span></text:p>
      <text:p text:style-name="P9"><text:span text:style-name="T4">.....</text:span></text:p>
      <text:p text:style-name="P9"><text:span text:style-name="T4">.....</text:span></text:p>
      <text:p text:style-name="P9"><text:span text:style-name="T4">..............++++++++++++</text:span></text:p>
      <text:p text:style-name="P9"><text:span text:style-name="T4">.....</text:span></text:p>
      <text:p text:style-name="P9"><text:span text:style-name="T4">........++++++++++++</text:span></text:p>
      <text:p text:style-name="P9"><text:span text:style-name="T4">.....</text:span></text:p>
      <text:p text:style-name="P9"><text:span text:style-name="T4">.....................................................++++++++++++</text:span></text:p>
      <text:p text:style-name="P9"><text:span text:style-name="T4">.....</text:span></text:p>
      <text:p text:style-name="P9"><text:span text:style-name="T4">..............++++++++++++</text:span></text:p>
      <text:p text:style-name="P9"><text:span text:style-name="T4">.....</text:span></text:p>
      <text:p text:style-name="P9"><text:span text:style-name="T4">......++++++++++++</text:span></text:p>
      <text:p text:style-name="P9"><text:span text:style-name="T4">.....</text:span></text:p>
      <text:p text:style-name="P9"><text:span text:style-name="T4">...++++++++++++</text:span></text:p>
      <text:p text:style-name="P9"><text:span text:style-name="T4">.....</text:span></text:p>
      <text:p text:style-name="P9"><text:span text:style-name="T4">...++++++++++++</text:span></text:p>
      <text:p text:style-name="P9"><text:span text:style-name="T4">.....</text:span></text:p>
      <text:p text:style-name="P9"><text:span text:style-name="T4">......++++++++++++</text:span></text:p>
      <text:p text:style-name="P9"><text:span text:style-name="T4">.....</text:span></text:p>
      <text:p text:style-name="P9"><text:span text:style-name="T4">test BN_GF2m_add</text:span></text:p>
      <text:p text:style-name="P9"><text:span text:style-name="T4">test BN_GF2m_mod</text:span></text:p>
      <text:p text:style-name="P9"><text:span text:style-name="T4">test BN_GF2m_mod_mul</text:span></text:p>
      <text:p text:style-name="P9"><text:span text:style-name="T4">test BN_GF2m_mod_sqr</text:span></text:p>
      <text:p text:style-name="P9"><text:span text:style-name="T4">test BN_GF2m_mod_inv</text:span></text:p>
      <text:p text:style-name="P9"><text:span text:style-name="T4">test BN_GF2m_mod_div</text:span></text:p>
      <text:p text:style-name="P9"><text:span text:style-name="T4">test BN_GF2m_mod_exp</text:span></text:p>
      <text:p text:style-name="P9"><text:span text:style-name="T4">test BN_GF2m_mod_sqrt</text:span></text:p>
      <text:p text:style-name="P9"><text:span text:style-name="T4">test BN_GF2m_mod_solve_quad</text:span></text:p>
      <text:p text:style-name="P9"><text:span text:style-name="T4">running bc</text:span></text:p>
      <text:p text:style-name="P9"><text:span text:style-name="T4"/></text:p>
      <text:p text:style-name="P9"><text:span text:style-name="T4">verify BN_add....................................................................................................</text:span></text:p>
      <text:p text:style-name="P9"><text:span text:style-name="T4">verify BN_sub......................................................................................................................................................</text:span></text:p>
      <text:p text:style-name="P9"><text:span text:style-name="T4">verify BN_lshift1....................................................................................................</text:span></text:p>
      <text:p text:style-name="P9"><text:span text:style-name="T4">verify BN_lshift (fixed)....................................................................................................</text:span></text:p>
      <text:p text:style-name="P9"><text:span text:style-name="T4">verify BN_lshift....................................................................................................</text:span></text:p>
      <text:p text:style-name="P9"><text:span text:style-name="T4">verify BN_rshift1....................................................................................................</text:span></text:p>
      <text:p text:style-name="P9"><text:span text:style-name="T4">verify BN_rshift....................................................................................................</text:span></text:p>
      <text:p text:style-name="P9"><text:span text:style-name="T4">verify BN_sqr......................................................................................................</text:span></text:p>
      <text:p text:style-name="P9"><text:span text:style-name="T4">verify BN_mul......................................................................................................................................................</text:span></text:p>
      <text:p text:style-name="P9"><text:soft-page-break/><text:span text:style-name="T4">verify BN_div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9"><text:span text:style-name="T4">verify BN_div_word........................................................................................................................................................................................................</text:span></text:p>
      <text:p text:style-name="P9"><text:span text:style-name="T4">verify BN_div_recp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9"><text:span text:style-name="T4">verify BN_mod....................................................................................................</text:span></text:p>
      <text:p text:style-name="P9"><text:span text:style-name="T4">verify BN_mod_mul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9"><text:span text:style-name="T4">verify BN_mont.....</text:span></text:p>
      <text:p text:style-name="P9"><text:span text:style-name="T4">verify BN_mod_exp.....</text:span></text:p>
      <text:p text:style-name="P9"><text:span text:style-name="T4">verify BN_mod_exp_mont_consttime.....</text:span></text:p>
      <text:p text:style-name="P9"><text:span text:style-name="T4">verify BN_exp.....</text:span></text:p>
      <text:p text:style-name="P9"><text:span text:style-name="T4">verify BN_kronecker</text:span></text:p>
      <text:p text:style-name="P9"><text:span text:style-name="T4">verify BN_mod_sqrt</text:span></text:p>
      <text:p text:style-name="P9"><text:span text:style-name="T4">verify BN_GF2m_add</text:span></text:p>
      <text:p text:style-name="P9"><text:span text:style-name="T4">verify BN_GF2m_mod</text:span></text:p>
      <text:p text:style-name="P9"><text:span text:style-name="T4">verify BN_GF2m_mod_mul</text:span></text:p>
      <text:p text:style-name="P9"><text:span text:style-name="T4">verify BN_GF2m_mod_sqr</text:span></text:p>
      <text:p text:style-name="P9"><text:span text:style-name="T4">verify BN_GF2m_mod_inv</text:span></text:p>
      <text:p text:style-name="P9"><text:span text:style-name="T4">verify BN_GF2m_mod_div</text:span></text:p>
      <text:p text:style-name="P9"><text:span text:style-name="T4">verify BN_GF2m_mod_exp</text:span></text:p>
      <text:p text:style-name="P9"><text:span text:style-name="T4">verify BN_GF2m_mod_sqrt</text:span></text:p>
      <text:p text:style-name="P9"><text:span text:style-name="T4">verify BN_GF2m_mod_solve_quad</text:span></text:p>
      <text:p text:style-name="P9"><text:span text:style-name="T4">2222 tests passed</text:span></text:p>
      <text:p text:style-name="P9"><text:span text:style-name="T4">test a^b%c implementations</text:span></text:p>
      <text:p text:style-name="P9"><text:span text:style-name="T4">../util/shlib_wrap.sh ./exptest</text:span></text:p>
      <text:p text:style-name="P9"><text:span text:style-name="T4">........................................................................................................................................................................................................</text:span></text:p>
      <text:p text:style-name="P9"><text:span text:style-name="T4">done</text:span></text:p>
      <text:p text:style-name="P9"><text:span text:style-name="T4">test elliptic curves</text:span></text:p>
      <text:p text:style-name="P9"><text:span text:style-name="T4">../util/shlib_wrap.sh ./ectest</text:span></text:p>
      <text:p text:style-name="P9"><text:span text:style-name="T4">Curve defined by Weierstrass equation</text:span></text:p>
      <text:p text:style-name="P9"><text:span text:style-name="T4"><text:s text:c="5"/>y^2 = x^3 + a*x + b <text:s/>(mod 0x17)</text:span></text:p>
      <text:p text:style-name="P9"><text:span text:style-name="T4"><text:s text:c="5"/>a = 0x1</text:span></text:p>
      <text:p text:style-name="P9"><text:span text:style-name="T4"><text:s text:c="5"/>b = 0x1</text:span></text:p>
      <text:p text:style-name="P9"><text:span text:style-name="T4">A cyclic subgroup:</text:span></text:p>
      <text:p text:style-name="P9"><text:span text:style-name="T4"><text:s text:c="5"/>point at infinity</text:span></text:p>
      <text:p text:style-name="P9"><text:span text:style-name="T4"><text:s text:c="5"/>x = 0xD, y = 0x7</text:span></text:p>
      <text:p text:style-name="P9"><text:span text:style-name="T4"><text:s text:c="5"/>x = 0x5, y = 0x4</text:span></text:p>
      <text:p text:style-name="P9"><text:span text:style-name="T4"><text:s text:c="5"/>x = 0x11, y = 0x3</text:span></text:p>
      <text:p text:style-name="P9"><text:soft-page-break/><text:span text:style-name="T4"><text:s text:c="5"/>x = 0x11, y = 0x14</text:span></text:p>
      <text:p text:style-name="P9"><text:span text:style-name="T4"><text:s text:c="5"/>x = 0x5, y = 0x13</text:span></text:p>
      <text:p text:style-name="P9"><text:span text:style-name="T4"><text:s text:c="5"/>x = 0xD, y = 0x10</text:span></text:p>
      <text:p text:style-name="P9"><text:span text:style-name="T4">Generator as octet string, compressed form:</text:span></text:p>
      <text:p text:style-name="P9"><text:span text:style-name="T4"><text:s text:c="5"/>030D</text:span></text:p>
      <text:p text:style-name="P9"><text:span text:style-name="T4">Generator as octet string, uncompressed form:</text:span></text:p>
      <text:p text:style-name="P9"><text:span text:style-name="T4"><text:s text:c="5"/>040D07</text:span></text:p>
      <text:p text:style-name="P9"><text:span text:style-name="T4">Generator as octet string, hybrid form:</text:span></text:p>
      <text:p text:style-name="P9"><text:span text:style-name="T4"><text:s text:c="5"/>070D07</text:span></text:p>
      <text:p text:style-name="P9"><text:span text:style-name="T4">A representation of the inverse of that generator in</text:span></text:p>
      <text:p text:style-name="P9"><text:span text:style-name="T4">Jacobian projective coordinates:</text:span></text:p>
      <text:p text:style-name="P9"><text:span text:style-name="T4"><text:s text:c="5"/>X = 0xC, Y = 0xF, Z = 0xA</text:span></text:p>
      <text:p text:style-name="P9"><text:span text:style-name="T4"/></text:p>
      <text:p text:style-name="P9"><text:span text:style-name="T4">SEC2 curve secp160r1 -- Generator:</text:span></text:p>
      <text:p text:style-name="P9"><text:span text:style-name="T4"><text:s text:c="5"/>x = 0x4A96B5688EF573284664698968C38BB913CBFC82</text:span></text:p>
      <text:p text:style-name="P9"><text:span text:style-name="T4"><text:s text:c="5"/>y = 0x23A628553168947D59DCC912042351377AC5FB32</text:span></text:p>
      <text:p text:style-name="P9"><text:span text:style-name="T4">verify degree ... ok</text:span></text:p>
      <text:p text:style-name="P9"><text:span text:style-name="T4">verify group order .... ok</text:span></text:p>
      <text:p text:style-name="P9"><text:span text:style-name="T4">long/negative scalar tests allowing precomputation ... without precomputation ... ok</text:span></text:p>
      <text:p text:style-name="P9"><text:span text:style-name="T4"/></text:p>
      <text:p text:style-name="P9"><text:span text:style-name="T4">NIST curve P-192 -- Generator:</text:span></text:p>
      <text:p text:style-name="P9"><text:span text:style-name="T4"><text:s text:c="5"/>x = 0x188DA80EB03090F67CBF20EB43A18800F4FF0AFD82FF1012</text:span></text:p>
      <text:p text:style-name="P9"><text:span text:style-name="T4"><text:s text:c="5"/>y = 0x7192B95FFC8DA78631011ED6B24CDD573F977A11E794811</text:span></text:p>
      <text:p text:style-name="P9"><text:span text:style-name="T4">verify degree ... ok</text:span></text:p>
      <text:p text:style-name="P9"><text:span text:style-name="T4">verify group order .... ok</text:span></text:p>
      <text:p text:style-name="P9"><text:span text:style-name="T4">long/negative scalar tests allowing precomputation ... without precomputation ... ok</text:span></text:p>
      <text:p text:style-name="P9"><text:span text:style-name="T4"/></text:p>
      <text:p text:style-name="P9"><text:span text:style-name="T4">NIST curve P-224 -- Generator:</text:span></text:p>
      <text:p text:style-name="P9"><text:span text:style-name="T4"><text:s text:c="5"/>x = 0xB70E0CBD6BB4BF7F321390B94A03C1D356C21122343280D6115C1D21</text:span></text:p>
      <text:p text:style-name="P9"><text:span text:style-name="T4"><text:s text:c="5"/>y = 0xBD376388B5F723FB4C22DFE6CD4375A05A07476444D5819985007E34</text:span></text:p>
      <text:p text:style-name="P9"><text:span text:style-name="T4">verify degree ... ok</text:span></text:p>
      <text:p text:style-name="P9"><text:span text:style-name="T4">verify group order .... ok</text:span></text:p>
      <text:p text:style-name="P9"><text:span text:style-name="T4">long/negative scalar tests allowing precomputation ... without precomputation ... ok</text:span></text:p>
      <text:p text:style-name="P9"><text:span text:style-name="T4"/></text:p>
      <text:p text:style-name="P9"><text:span text:style-name="T4">NIST curve P-256 -- Generator:</text:span></text:p>
      <text:p text:style-name="P9"><text:span text:style-name="T4"><text:s text:c="5"/>x = 0x6B17D1F2E12C4247F8BCE6E563A440F277037D812DEB33A0F4A13945D898C296</text:span></text:p>
      <text:p text:style-name="P9"><text:span text:style-name="T4"><text:s text:c="5"/>y = 0x4FE342E2FE1A7F9B8EE7EB4A7C0F9E162BCE33576B315ECECBB6406837BF51F5</text:span></text:p>
      <text:p text:style-name="P9"><text:span text:style-name="T4">verify degree ... ok</text:span></text:p>
      <text:p text:style-name="P9"><text:span text:style-name="T4">verify group order .... ok</text:span></text:p>
      <text:p text:style-name="P9"><text:span text:style-name="T4">long/negative scalar tests allowing precomputation ... without precomputation ... ok</text:span></text:p>
      <text:p text:style-name="P9"><text:span text:style-name="T4"/></text:p>
      <text:p text:style-name="P9"><text:span text:style-name="T4">NIST curve P-384 -- Generator:</text:span></text:p>
      <text:p text:style-name="P9"><text:span text:style-name="T4"><text:s text:c="5"/>x = 0xAA87CA22BE8B05378EB1C71EF320AD746E1D3B628BA79B9859F741E082542A385502F25DBF55296C3A545E3872760AB7</text:span></text:p>
      <text:p text:style-name="P9"><text:soft-page-break/><text:span text:style-name="T4"><text:s text:c="5"/>y = 0x3617DE4A96262C6F5D9E98BF9292DC29F8F41DBD289A147CE9DA3113B5F0B8C00A60B1CE1D7E819D7A431D7C90EA0E5F</text:span></text:p>
      <text:p text:style-name="P9"><text:span text:style-name="T4">verify degree ... ok</text:span></text:p>
      <text:p text:style-name="P9"><text:span text:style-name="T4">verify group order .... ok</text:span></text:p>
      <text:p text:style-name="P9"><text:span text:style-name="T4">long/negative scalar tests allowing precomputation ... without precomputation ... ok</text:span></text:p>
      <text:p text:style-name="P9"><text:span text:style-name="T4"/></text:p>
      <text:p text:style-name="P9"><text:span text:style-name="T4">NIST curve P-521 -- Generator:</text:span></text:p>
      <text:p text:style-name="P9"><text:span text:style-name="T4"><text:s text:c="5"/>x = 0xC6858E06B70404E9CD9E3ECB662395B4429C648139053FB521F828AF606B4D3DBAA14B5E77EFE75928FE1DC127A2FFA8DE3348B3C1856A429BF97E7E31C2E5BD66</text:span></text:p>
      <text:p text:style-name="P9"><text:span text:style-name="T4"><text:s text:c="5"/>y = 0x11839296A789A3BC0045C8A5FB42C7D1BD998F54449579B446817AFBD17273E662C97EE72995EF42640C550B9013FAD0761353C7086A272C24088BE94769FD16650</text:span></text:p>
      <text:p text:style-name="P9"><text:span text:style-name="T4">verify degree ... ok</text:span></text:p>
      <text:p text:style-name="P9"><text:span text:style-name="T4">verify group order .... ok</text:span></text:p>
      <text:p text:style-name="P9"><text:span text:style-name="T4">long/negative scalar tests allowing precomputation ... without precomputation ... ok</text:span></text:p>
      <text:p text:style-name="P9"><text:span text:style-name="T4">combined multiplication ..... ok</text:span></text:p>
      <text:p text:style-name="P9"><text:span text:style-name="T4"/></text:p>
      <text:p text:style-name="P9"><text:span text:style-name="T4"/></text:p>
      <text:p text:style-name="P9"><text:span text:style-name="T4">Curve defined by Weierstrass equation</text:span></text:p>
      <text:p text:style-name="P9"><text:span text:style-name="T4"><text:s text:c="5"/>y^2 + x*y = x^3 + a*x^2 + b <text:s/>(mod 0x13)</text:span></text:p>
      <text:p text:style-name="P9"><text:span text:style-name="T4"><text:s text:c="5"/>a = 0x3</text:span></text:p>
      <text:p text:style-name="P9"><text:span text:style-name="T4"><text:s text:c="5"/>b = 0x1</text:span></text:p>
      <text:p text:style-name="P9"><text:span text:style-name="T4">(0x... means binary polynomial)</text:span></text:p>
      <text:p text:style-name="P9"><text:span text:style-name="T4">A cyclic subgroup:</text:span></text:p>
      <text:p text:style-name="P9"><text:span text:style-name="T4"><text:s text:c="5"/>point at infinity</text:span></text:p>
      <text:p text:style-name="P9"><text:span text:style-name="T4"><text:s text:c="5"/>x = 0x6, y = 0x8</text:span></text:p>
      <text:p text:style-name="P9"><text:span text:style-name="T4"><text:s text:c="5"/>x = 0x1, y = 0xD</text:span></text:p>
      <text:p text:style-name="P9"><text:span text:style-name="T4"><text:s text:c="5"/>x = 0x7, y = 0x2</text:span></text:p>
      <text:p text:style-name="P9"><text:span text:style-name="T4"><text:s text:c="5"/>x = 0x0, y = 0x1</text:span></text:p>
      <text:p text:style-name="P9"><text:span text:style-name="T4"><text:s text:c="5"/>x = 0x7, y = 0x5</text:span></text:p>
      <text:p text:style-name="P9"><text:span text:style-name="T4"><text:s text:c="5"/>x = 0x1, y = 0xC</text:span></text:p>
      <text:p text:style-name="P9"><text:span text:style-name="T4"><text:s text:c="5"/>x = 0x6, y = 0xE</text:span></text:p>
      <text:p text:style-name="P9"><text:span text:style-name="T4"/></text:p>
      <text:p text:style-name="P9"><text:span text:style-name="T4">Generator as octet string, uncompressed form:</text:span></text:p>
      <text:p text:style-name="P10"><text:span text:style-name="T4">1</text:span></text:p>
      <text:p text:style-name="P10"><text:span text:style-name="T4">Ciphertext</text:span></text:p>
      <text:p text:style-name="P10"><text:span text:style-name="T4">0000 d0 69 44 4b 7a 7e 0c ab 09 e2 44 47 d2 4d eb 1f</text:span></text:p>
      <text:p text:style-name="P10"><text:span text:style-name="T4">0010 ed bf</text:span></text:p>
      <text:p text:style-name="P10"><text:span text:style-name="T4"/></text:p>
      <text:p text:style-name="P10"><text:span text:style-name="T4">Testing cipher AES-128-XTS(encrypt/decrypt)</text:span></text:p>
      <text:p text:style-name="P10"><text:span text:style-name="T4">Key</text:span></text:p>
      <text:p text:style-name="P10"><text:span text:style-name="T4">0000 ff fe fd fc fb fa f9 f8 f7 f6 f5 f4 f3 f2 f1 f0</text:span></text:p>
      <text:p text:style-name="P10"><text:span text:style-name="T4">0010 bf be bd bc bb ba b9 b8 b7 b6 b5 b4 b3 b2 b1 b0</text:span></text:p>
      <text:p text:style-name="P10"><text:span text:style-name="T4">IV</text:span></text:p>
      <text:p text:style-name="P10"><text:span text:style-name="T4">0000 9a 78 56 34 12 00 00 00 00 00 00 00 00 00 00 00</text:span></text:p>
      <text:p text:style-name="P10"><text:span text:style-name="T4">Plaintext</text:span></text:p>
      <text:p text:style-name="P10"><text:soft-page-break/><text:span text:style-name="T4">0000 00 01 02 03 04 05 06 07 08 09 0a 0b 0c 0d 0e 0f</text:span></text:p>
      <text:p text:style-name="P10"><text:span text:style-name="T4">0010 10 11 12</text:span></text:p>
      <text:p text:style-name="P10"><text:span text:style-name="T4">Ciphertext</text:span></text:p>
      <text:p text:style-name="P10"><text:span text:style-name="T4">0000 e5 df 13 51 c0 54 4b a1 35 0b 33 63 cd 8e f4 be</text:span></text:p>
      <text:p text:style-name="P10"><text:span text:style-name="T4">0010 ed bf 9d</text:span></text:p>
      <text:p text:style-name="P10"><text:span text:style-name="T4"/></text:p>
      <text:p text:style-name="P10"><text:span text:style-name="T4">Testing cipher AES-128-XTS(encrypt/decrypt)</text:span></text:p>
      <text:p text:style-name="P10"><text:span text:style-name="T4">Key</text:span></text:p>
      <text:p text:style-name="P10"><text:span text:style-name="T4">0000 ff fe fd fc fb fa f9 f8 f7 f6 f5 f4 f3 f2 f1 f0</text:span></text:p>
      <text:p text:style-name="P10"><text:span text:style-name="T4">0010 bf be bd bc bb ba b9 b8 b7 b6 b5 b4 b3 b2 b1 b0</text:span></text:p>
      <text:p text:style-name="P10"><text:span text:style-name="T4">IV</text:span></text:p>
      <text:p text:style-name="P10"><text:span text:style-name="T4">0000 9a 78 56 34 12 00 00 00 00 00 00 00 00 00 00 00</text:span></text:p>
      <text:p text:style-name="P10"><text:span text:style-name="T4">Plaintext</text:span></text:p>
      <text:p text:style-name="P10"><text:span text:style-name="T4">0000 00 01 02 03 04 05 06 07 08 09 0a 0b 0c 0d 0e 0f</text:span></text:p>
      <text:p text:style-name="P10"><text:span text:style-name="T4">0010 10 11 12 13</text:span></text:p>
      <text:p text:style-name="P10"><text:span text:style-name="T4">Ciphertext</text:span></text:p>
      <text:p text:style-name="P10"><text:span text:style-name="T4">0000 9d 84 c8 13 f7 19 aa 2c 7b e3 f6 61 71 c7 c5 c2</text:span></text:p>
      <text:p text:style-name="P10"><text:span text:style-name="T4">0010 ed bf 9d ac</text:span></text:p>
      <text:p text:style-name="P10"><text:span text:style-name="T4"/></text:p>
      <text:p text:style-name="P10"><text:span text:style-name="T4">Testing cipher AES-128-XTS(encrypt/decrypt)</text:span></text:p>
      <text:p text:style-name="P10"><text:span text:style-name="T4">Key</text:span></text:p>
      <text:p text:style-name="P10"><text:span text:style-name="T4">0000 e0 e1 e2 e3 e4 e5 e6 e7 e8 e9 ea eb ec ed ee ef</text:span></text:p>
      <text:p text:style-name="P10"><text:span text:style-name="T4">0010 c0 c1 c2 c3 c4 c5 c6 c7 c8 c9 ca cb cc cd ce cf</text:span></text:p>
      <text:p text:style-name="P10"><text:span text:style-name="T4">IV</text:span></text:p>
      <text:p text:style-name="P10"><text:span text:style-name="T4">0000 21 43 65 87 a9 00 00 00 00 00 00 00 00 00 00 00</text:span></text:p>
      <text:p text:style-name="P10"><text:span text:style-name="T4">Plaintext</text:span></text:p>
      <text:p text:style-name="P10"><text:span text:style-name="T4">0000 00 01 02 03 04 05 06 07 08 09 0a 0b 0c 0d 0e 0f</text:span></text:p>
      <text:p text:style-name="P10"><text:span text:style-name="T4">0010 10 11 12 13 14 15 16 17 18 19 1a 1b 1c 1d 1e 1f</text:span></text:p>
      <text:p text:style-name="P10"><text:span text:style-name="T4">0020 20 21 22 23 24 25 26 27 28 29 2a 2b 2c 2d 2e 2f</text:span></text:p>
      <text:p text:style-name="P10"><text:span text:style-name="T4">0030 30 31 32 33 34 35 36 37 38 39 3a 3b 3c 3d 3e 3f</text:span></text:p>
      <text:p text:style-name="P10"><text:span text:style-name="T4">0040 40 41 42 43 44 45 46 47 48 49 4a 4b 4c 4d 4e 4f</text:span></text:p>
      <text:p text:style-name="P10"><text:span text:style-name="T4">0050 50 51 52 53 54 55 56 57 58 59 5a 5b 5c 5d 5e 5f</text:span></text:p>
      <text:p text:style-name="P10"><text:span text:style-name="T4">0060 60 61 62 63 64 65 66 67 68 69 6a 6b 6c 6d 6e 6f</text:span></text:p>
      <text:p text:style-name="P10"><text:span text:style-name="T4">0070 70 71 72 73 74 75 76 77 78 79 7a 7b 7c 7d 7e 7f</text:span></text:p>
      <text:p text:style-name="P10"><text:span text:style-name="T4">0080 80 81 82 83 84 85 86 87 88 89 8a 8b 8c 8d 8e 8f</text:span></text:p>
      <text:p text:style-name="P10"><text:span text:style-name="T4">0090 90 91 92 93 94 95 96 97 98 99 9a 9b 9c 9d 9e 9f</text:span></text:p>
      <text:p text:style-name="P10"><text:span text:style-name="T4">00a0 a0 a1 a2 a3 a4 a5 a6 a7 a8 a9 aa ab ac ad ae af</text:span></text:p>
      <text:p text:style-name="P10"><text:span text:style-name="T4">00b0 b0 b1 b2 b3 b4 b5 b6 b7 b8 b9 ba bb bc bd be bf</text:span></text:p>
      <text:p text:style-name="P10"><text:span text:style-name="T4">00c0 c0 c1 c2 c3 c4 c5 c6 c7 c8 c9 ca cb cc cd ce cf</text:span></text:p>
      <text:p text:style-name="P10"><text:span text:style-name="T4">00d0 d0 d1 d2 d3 d4 d5 d6 d7 d8 d9 da db dc dd de df</text:span></text:p>
      <text:p text:style-name="P10"><text:span text:style-name="T4">00e0 e0 e1 e2 e3 e4 e5 e6 e7 e8 e9 ea eb ec ed ee ef</text:span></text:p>
      <text:p text:style-name="P10"><text:span text:style-name="T4">00f0 f0 f1 f2 f3 f4 f5 f6 f7 f8 f9 fa fb fc fd fe ff</text:span></text:p>
      <text:p text:style-name="P10"><text:span text:style-name="T4">0100 00 01 02 03 04 05 06 07 08 09 0a 0b 0c 0d 0e 0f</text:span></text:p>
      <text:p text:style-name="P10"><text:span text:style-name="T4">0110 10 11 12 13 14 15 16 17 18 19 1a 1b 1c 1d 1e 1f</text:span></text:p>
      <text:p text:style-name="P10"><text:span text:style-name="T4">0120 20 21 22 23 24 25 26 27 28 29 2a 2b 2c 2d 2e 2f</text:span></text:p>
      <text:p text:style-name="P10"><text:span text:style-name="T4">0130 30 31 32 33 34 35 36 37 38 39 3a 3b 3c 3d 3e 3f</text:span></text:p>
      <text:p text:style-name="P10"><text:span text:style-name="T4">0140 40 41 42 43 44 45 46 47 48 49 4a 4b 4c 4d 4e 4f</text:span></text:p>
      <text:p text:style-name="P10"><text:span text:style-name="T4">0150 50 51 52 53 54 55 56 57 58 59 5a 5b 5c 5d 5e 5f</text:span></text:p>
      <text:p text:style-name="P10"><text:soft-page-break/><text:span text:style-name="T4">0160 60 61 62 63 64 65 66 67 68 69 6a 6b 6c 6d 6e 6f</text:span></text:p>
      <text:p text:style-name="P10"><text:span text:style-name="T4">0170 70 71 72 73 74 75 76 77 78 79 7a 7b 7c 7d 7e 7f</text:span></text:p>
      <text:p text:style-name="P10"><text:span text:style-name="T4">0180 80 81 82 83 84 85 86 87 88 89 8a 8b 8c 8d 8e 8f</text:span></text:p>
      <text:p text:style-name="P10"><text:span text:style-name="T4">0190 90 91 92 93 94 95 96 97 98 99 9a 9b 9c 9d 9e 9f</text:span></text:p>
      <text:p text:style-name="P10"><text:span text:style-name="T4">01a0 a0 a1 a2 a3 a4 a5 a6 a7 a8 a9 aa ab ac ad ae af</text:span></text:p>
      <text:p text:style-name="P10"><text:span text:style-name="T4">01b0 b0 b1 b2 b3 b4 b5 b6 b7 b8 b9 ba bb bc bd be bf</text:span></text:p>
      <text:p text:style-name="P10"><text:span text:style-name="T4">01c0 c0 c1 c2 c3 c4 c5 c6 c7 c8 c9 ca cb cc cd ce cf</text:span></text:p>
      <text:p text:style-name="P10"><text:span text:style-name="T4">01d0 d0 d1 d2 d3 d4 d5 d6 d7 d8 d9 da db dc dd de df</text:span></text:p>
      <text:p text:style-name="P10"><text:span text:style-name="T4">01e0 e0 e1 e2 e3 e4 e5 e6 e7 e8 e9 ea eb ec ed ee ef</text:span></text:p>
      <text:p text:style-name="P10"><text:span text:style-name="T4">01f0 f0 f1 f2 f3 f4 f5 f6 f7 f8 f9 fa fb fc fd fe ff</text:span></text:p>
      <text:p text:style-name="P10"><text:span text:style-name="T4">Ciphertext</text:span></text:p>
      <text:p text:style-name="P10"><text:span text:style-name="T4">0000 38 b4 58 12 ef 43 a0 5b d9 57 e5 45 90 7e 22 3b</text:span></text:p>
      <text:p text:style-name="P10"><text:span text:style-name="T4">0010 95 4a b4 aa f0 88 30 3a d9 10 ea df 14 b4 2b e6</text:span></text:p>
      <text:p text:style-name="P10"><text:span text:style-name="T4">0020 8b 24 61 14 9d 8c 8b a8 5f 99 2b e9 70 bc 62 1f</text:span></text:p>
      <text:p text:style-name="P10"><text:span text:style-name="T4">0030 1b 06 57 3f 63 e8 67 bf 58 75 ac af a0 4e 42 cc</text:span></text:p>
      <text:p text:style-name="P10"><text:span text:style-name="T4">0040 bd 7b d3 c2 a0 fb 1f ff 79 1e c5 ec 36 c6 6a e4</text:span></text:p>
      <text:p text:style-name="P10"><text:span text:style-name="T4">0050 ac 1e 80 6d 81 fb f7 09 db e2 9e 47 1f ad 38 54</text:span></text:p>
      <text:p text:style-name="P10"><text:span text:style-name="T4">0060 9c 8e 66 f5 34 5d 7c 1e b9 4f 40 5d 1e c7 85 cc</text:span></text:p>
      <text:p text:style-name="P10"><text:span text:style-name="T4">0070 6f 6a 68 f6 25 4d d8 33 9f 9d 84 05 7e 01 a1 77</text:span></text:p>
      <text:p text:style-name="P10"><text:span text:style-name="T4">0080 41 99 04 82 99 95 16 b5 61 1a 38 f4 1b b6 47 8e</text:span></text:p>
      <text:p text:style-name="P10"><text:span text:style-name="T4">0090 6f 17 3f 32 08 05 dd 71 b1 93 2f c3 33 cb 9e e3</text:span></text:p>
      <text:p text:style-name="P10"><text:span text:style-name="T4">00a0 99 36 be ea 9a d9 6f a1 0f b4 11 2b 90 17 34 dd</text:span></text:p>
      <text:p text:style-name="P10"><text:span text:style-name="T4">00b0 ad 40 bc 18 78 99 5f 8e 11 ae e7 d1 41 a2 f5 d4</text:span></text:p>
      <text:p text:style-name="P10"><text:span text:style-name="T4">00c0 8b 7a 4e 1e 7f 0b 2c 04 83 0e 69 a4 fd 13 78 41</text:span></text:p>
      <text:p text:style-name="P10"><text:span text:style-name="T4">00d0 1c 2f 28 7e df 48 c6 c4 e5 c2 47 a1 96 80 f7 fe</text:span></text:p>
      <text:p text:style-name="P10"><text:span text:style-name="T4">00e0 41 ce fb d4 9b 58 21 06 e3 61 6c bb e4 df b2 34</text:span></text:p>
      <text:p text:style-name="P10"><text:span text:style-name="T4">00f0 4b 2a e9 51 93 91 f3 e0 fb 49 22 25 4b 1d 6d 2d</text:span></text:p>
      <text:p text:style-name="P10"><text:span text:style-name="T4">0100 19 c6 d4 d5 37 b3 a2 6f 3b cc 51 58 8b 32 f3 ec</text:span></text:p>
      <text:p text:style-name="P10"><text:span text:style-name="T4">0110 a0 82 9b 6a 5a c7 25 78 fb 81 4f b4 3c f8 0d 64</text:span></text:p>
      <text:p text:style-name="P10"><text:span text:style-name="T4">0120 a2 33 e3 f9 97 a3 f0 26 83 34 2f 2b 33 d2 5b 49</text:span></text:p>
      <text:p text:style-name="P10"><text:span text:style-name="T4">0130 25 36 b9 3b ec b2 f5 e1 a8 b8 2f 5b 88 33 42 72</text:span></text:p>
      <text:p text:style-name="P10"><text:span text:style-name="T4">0140 9e 8a e0 9d 16 93 88 41 a2 1a 97 fb 54 3e ea 3b</text:span></text:p>
      <text:p text:style-name="P10"><text:span text:style-name="T4">0150 bf f5 9f 13 c1 a1 84 49 e3 98 70 1c 1a d5 16 48</text:span></text:p>
      <text:p text:style-name="P10"><text:span text:style-name="T4">0160 34 6c bc 04 c2 7b b2 da 3b 93 a1 37 2c ca e5 48</text:span></text:p>
      <text:p text:style-name="P10"><text:span text:style-name="T4">0170 fb 53 be e4 76 f9 e9 c9 17 73 b1 bb 19 82 83 94</text:span></text:p>
      <text:p text:style-name="P10"><text:span text:style-name="T4">0180 d5 5d 3e 1a 20 ed 69 11 3a 86 0b 68 29 ff a8 47</text:span></text:p>
      <text:p text:style-name="P10"><text:span text:style-name="T4">0190 22 46 04 43 50 70 22 1b 25 7e 8d ff 78 36 15 d2</text:span></text:p>
      <text:p text:style-name="P10"><text:span text:style-name="T4">01a0 ca e4 80 3a 93 aa 43 34 ab 48 2a 0a fa c9 c0 ae</text:span></text:p>
      <text:p text:style-name="P10"><text:span text:style-name="T4">01b0 da 70 b4 5a 48 1d f5 de c5 df 8c c0 f4 23 c7 7a</text:span></text:p>
      <text:p text:style-name="P10"><text:span text:style-name="T4">01c0 5f d4 6c d3 12 02 1d 4b 43 88 62 41 9a 79 1b e0</text:span></text:p>
      <text:p text:style-name="P10"><text:span text:style-name="T4">01d0 3b b4 d9 7c 0e 59 57 85 42 53 1b a4 66 a8 3b af</text:span></text:p>
      <text:p text:style-name="P10"><text:span text:style-name="T4">01e0 92 ce fc 15 1b 5c c1 61 1a 16 78 93 81 9b 63 fb</text:span></text:p>
      <text:p text:style-name="P10"><text:span text:style-name="T4">01f0 8a 6b 18 e8 6d e6 02 90 fa 72 b7 97 b0 ce 59 f3</text:span></text:p>
      <text:p text:style-name="P10"><text:span text:style-name="T4"/></text:p>
      <text:p text:style-name="P10"><text:span text:style-name="T4">Testing cipher id-aes128-wrap(encrypt/decrypt)</text:span></text:p>
      <text:p text:style-name="P10"><text:span text:style-name="T4">Key</text:span></text:p>
      <text:p text:style-name="P10"><text:span text:style-name="T4">0000 00 01 02 03 04 05 06 07 08 09 0a 0b 0c 0d 0e 0f</text:span></text:p>
      <text:p text:style-name="P10"><text:span text:style-name="T4">Plaintext</text:span></text:p>
      <text:p text:style-name="P10"><text:soft-page-break/><text:span text:style-name="T4">0000 00 11 22 33 44 55 66 77 88 99 aa bb cc dd ee ff</text:span></text:p>
      <text:p text:style-name="P10"><text:span text:style-name="T4">Ciphertext</text:span></text:p>
      <text:p text:style-name="P10"><text:span text:style-name="T4">0000 1f a6 8b 0a 81 12 b4 47 ae f3 4b d8 fb 5a 7b 82</text:span></text:p>
      <text:p text:style-name="P10"><text:span text:style-name="T4">0010 9d 3e 86 23 71 d2 cf e5</text:span></text:p>
      <text:p text:style-name="P10"><text:span text:style-name="T4"/></text:p>
      <text:p text:style-name="P10"><text:span text:style-name="T4">Testing cipher id-aes192-wrap(encrypt/decrypt)</text:span></text:p>
      <text:p text:style-name="P10"><text:span text:style-name="T4">Key</text:span></text:p>
      <text:p text:style-name="P10"><text:span text:style-name="T4">0000 00 01 02 03 04 05 06 07 08 09 0a 0b 0c 0d 0e 0f</text:span></text:p>
      <text:p text:style-name="P10"><text:span text:style-name="T4">0010 10 11 12 13 14 15 16 17</text:span></text:p>
      <text:p text:style-name="P10"><text:span text:style-name="T4">Plaintext</text:span></text:p>
      <text:p text:style-name="P10"><text:span text:style-name="T4">0000 00 11 22 33 44 55 66 77 88 99 aa bb cc dd ee ff</text:span></text:p>
      <text:p text:style-name="P10"><text:span text:style-name="T4">Ciphertext</text:span></text:p>
      <text:p text:style-name="P10"><text:span text:style-name="T4">0000 96 77 8b 25 ae 6c a4 35 f9 2b 5b 97 c0 50 ae d2</text:span></text:p>
      <text:p text:style-name="P10"><text:span text:style-name="T4">0010 46 8a b8 a1 7a d8 4e 5d</text:span></text:p>
      <text:p text:style-name="P10"><text:span text:style-name="T4"/></text:p>
      <text:p text:style-name="P10"><text:span text:style-name="T4">Testing cipher id-aes256-wrap(encrypt/decrypt)</text:span></text:p>
      <text:p text:style-name="P10"><text:span text:style-name="T4">Key</text:span></text:p>
      <text:p text:style-name="P10"><text:span text:style-name="T4">0000 00 01 02 03 04 05 06 07 08 09 0a 0b 0c 0d 0e 0f</text:span></text:p>
      <text:p text:style-name="P10"><text:span text:style-name="T4">0010 10 11 12 13 14 15 16 17 18 19 1a 1b 1c 1d 1e 1f</text:span></text:p>
      <text:p text:style-name="P10"><text:span text:style-name="T4">Plaintext</text:span></text:p>
      <text:p text:style-name="P10"><text:span text:style-name="T4">0000 00 11 22 33 44 55 66 77 88 99 aa bb cc dd ee ff</text:span></text:p>
      <text:p text:style-name="P10"><text:span text:style-name="T4">Ciphertext</text:span></text:p>
      <text:p text:style-name="P10"><text:span text:style-name="T4">0000 64 e8 c3 f9 ce 0f 5b a2 63 e9 77 79 05 81 8a 2a</text:span></text:p>
      <text:p text:style-name="P10"><text:span text:style-name="T4">0010 93 c8 19 1e 7d 6e 8a e7</text:span></text:p>
      <text:p text:style-name="P10"><text:span text:style-name="T4"/></text:p>
      <text:p text:style-name="P10"><text:span text:style-name="T4">Testing cipher id-aes192-wrap(encrypt/decrypt)</text:span></text:p>
      <text:p text:style-name="P10"><text:span text:style-name="T4">Key</text:span></text:p>
      <text:p text:style-name="P10"><text:span text:style-name="T4">0000 00 01 02 03 04 05 06 07 08 09 0a 0b 0c 0d 0e 0f</text:span></text:p>
      <text:p text:style-name="P10"><text:span text:style-name="T4">0010 10 11 12 13 14 15 16 17</text:span></text:p>
      <text:p text:style-name="P10"><text:span text:style-name="T4">Plaintext</text:span></text:p>
      <text:p text:style-name="P10"><text:span text:style-name="T4">0000 00 11 22 33 44 55 66 77 88 99 aa bb cc dd ee ff</text:span></text:p>
      <text:p text:style-name="P10"><text:span text:style-name="T4">0010 00 01 02 03 04 05 06 07</text:span></text:p>
      <text:p text:style-name="P10"><text:span text:style-name="T4">Ciphertext</text:span></text:p>
      <text:p text:style-name="P10"><text:span text:style-name="T4">0000 03 1d 33 26 4e 15 d3 32 68 f2 4e c2 60 74 3e dc</text:span></text:p>
      <text:p text:style-name="P10"><text:span text:style-name="T4">0010 e1 c6 c7 dd ee 72 5a 93 6b a8 14 91 5c 67 62 d2</text:span></text:p>
      <text:p text:style-name="P10"><text:span text:style-name="T4"/></text:p>
      <text:p text:style-name="P10"><text:span text:style-name="T4">Testing cipher id-aes256-wrap(encrypt/decrypt)</text:span></text:p>
      <text:p text:style-name="P10"><text:span text:style-name="T4">Key</text:span></text:p>
      <text:p text:style-name="P10"><text:span text:style-name="T4">0000 00 01 02 03 04 05 06 07 08 09 0a 0b 0c 0d 0e 0f</text:span></text:p>
      <text:p text:style-name="P10"><text:span text:style-name="T4">0010 10 11 12 13 14 15 16 17 18 19 1a 1b 1c 1d 1e 1f</text:span></text:p>
      <text:p text:style-name="P10"><text:span text:style-name="T4">Plaintext</text:span></text:p>
      <text:p text:style-name="P10"><text:span text:style-name="T4">0000 00 11 22 33 44 55 66 77 88 99 aa bb cc dd ee ff</text:span></text:p>
      <text:p text:style-name="P10"><text:span text:style-name="T4">0010 00 01 02 03 04 05 06 07</text:span></text:p>
      <text:p text:style-name="P10"><text:span text:style-name="T4">Ciphertext</text:span></text:p>
      <text:p text:style-name="P10"><text:span text:style-name="T4">0000 a8 f9 bc 16 12 c6 8b 3f f6 e6 f4 fb e3 0e 71 e4</text:span></text:p>
      <text:p text:style-name="P10"><text:span text:style-name="T4">0010 76 9c 8b 80 a3 2c b8 95 8c d5 d1 7d 6b 25 4d a1</text:span></text:p>
      <text:p text:style-name="P10"><text:span text:style-name="T4"/></text:p>
      <text:p text:style-name="P10"><text:span text:style-name="T4">Testing cipher id-aes256-wrap(encrypt/decrypt)</text:span></text:p>
      <text:p text:style-name="P10"><text:soft-page-break/><text:span text:style-name="T4">Key</text:span></text:p>
      <text:p text:style-name="P10"><text:span text:style-name="T4">0000 00 01 02 03 04 05 06 07 08 09 0a 0b 0c 0d 0e 0f</text:span></text:p>
      <text:p text:style-name="P10"><text:span text:style-name="T4">0010 10 11 12 13 14 15 16 17 18 19 1a 1b 1c 1d 1e 1f</text:span></text:p>
      <text:p text:style-name="P10"><text:span text:style-name="T4">Plaintext</text:span></text:p>
      <text:p text:style-name="P10"><text:span text:style-name="T4">0000 00 11 22 33 44 55 66 77 88 99 aa bb cc dd ee ff</text:span></text:p>
      <text:p text:style-name="P10"><text:span text:style-name="T4">0010 00 01 02 03 04 05 06 07 08 09 0a 0b 0c 0d 0e 0f</text:span></text:p>
      <text:p text:style-name="P10"><text:span text:style-name="T4">Ciphertext</text:span></text:p>
      <text:p text:style-name="P10"><text:span text:style-name="T4">0000 28 c9 f4 04 c4 b8 10 f4 cb cc b3 5c fb 87 f8 26</text:span></text:p>
      <text:p text:style-name="P10"><text:span text:style-name="T4">0010 3f 57 86 e2 d8 0e d3 26 cb c7 f0 e7 1a 99 f4 3b</text:span></text:p>
      <text:p text:style-name="P10"><text:span text:style-name="T4">0020 fb 98 8b 9b 7a 02 dd 21</text:span></text:p>
      <text:p text:style-name="P10"><text:span text:style-name="T4"/></text:p>
      <text:p text:style-name="P10"><text:span text:style-name="T4">../util/shlib_wrap.sh ./evp_extra_test</text:span></text:p>
      <text:p text:style-name="P10"><text:span text:style-name="T4">PASS</text:span></text:p>
      <text:p text:style-name="P10"><text:span text:style-name="T4">test SSL protocol</text:span></text:p>
      <text:p text:style-name="P10"><text:span text:style-name="T4">../util/shlib_wrap.sh ./ssltest -test_cipherlist</text:span></text:p>
      <text:p text:style-name="P10"><text:span text:style-name="T4">Testing cipherlist order only. Ignoring all other options.</text:span></text:p>
      <text:p text:style-name="P10"><text:span text:style-name="T4">testing SSLv3 cipher list order: ok</text:span></text:p>
      <text:p text:style-name="P10"><text:span text:style-name="T4">testing TLSv1 cipher list order: ok</text:span></text:p>
      <text:p text:style-name="P10"><text:span text:style-name="T4">test sslv2</text:span></text:p>
      <text:p text:style-name="P10"><text:span text:style-name="T4">Testing was requested for a disabled protocol. Skipping tests.</text:span></text:p>
      <text:p text:style-name="P10"><text:span text:style-name="T4">test sslv2 with server authentication</text:span></text:p>
      <text:p text:style-name="P10"><text:span text:style-name="T4">Testing was requested for a disabled protocol. Skipping tests.</text:span></text:p>
      <text:p text:style-name="P10"><text:span text:style-name="T4">test sslv2 with client authentication</text:span></text:p>
      <text:p text:style-name="P10"><text:span text:style-name="T4">Testing was requested for a disabled protocol. Skipping tests.</text:span></text:p>
      <text:p text:style-name="P10"><text:span text:style-name="T4">test sslv2 with both client and server authentication</text:span></text:p>
      <text:p text:style-name="P10"><text:span text:style-name="T4">Testing was requested for a disabled protocol. Skipping tests.</text:span></text:p>
      <text:p text:style-name="P10"><text:span text:style-name="T4">test sslv3</text:span></text:p>
      <text:p text:style-name="P14"><text:span text:style-name="T4">Available compression methods:</text:span></text:p>
      <text:p text:style-name="P14"><text:span text:style-name="T4"><text:s text:c="2"/>NONE</text:span></text:p>
      <text:p text:style-name="P14"><text:span text:style-name="T4">139964298036888:error:140A90C4:SSL routines:SSL_CTX_new:null ssl method passed:ssl_lib.c:1878:</text:span></text:p>
      <text:p text:style-name="P14"><text:span text:style-name="T4">139964298036888:error:140A90C4:SSL routines:SSL_CTX_new:null ssl method passed:ssl_lib.c:1878:</text:span></text:p>
      <text:p text:style-name="P14"><text:span text:style-name="T4">Makefile:298: recipe for target 'test_ssl' failed</text:span></text:p>
      <text:p text:style-name="P14"><text:span text:style-name="T4">make[1]: *** [test_ssl] Error 1</text:span></text:p>
      <text:p text:style-name="P14"><text:span text:style-name="T4">make[1]: Leaving directory '/home/mahannee/packages/openssl/openssl-1.0.2g/test'</text:span></text:p>
      <text:p text:style-name="P14"><text:span text:style-name="T4">Makefile:465: recipe for target 'tests' failed</text:span></text:p>
      <text:p text:style-name="P14"><text:span text:style-name="T4">make: *** [tests] Error 2</text:span></text:p>
      <text:p text:style-name="P10"><text:span text:style-name="T4">mahannee@VTA076L:~/packages/openssl/openssl-1.0.2g$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7:17:10.819775322</meta:creation-date>
    <dc:date>2019-05-15T19:10:09.496955994</dc:date>
    <meta:editing-duration>PT1M46S</meta:editing-duration>
    <meta:editing-cycles>1</meta:editing-cycles>
    <meta:document-statistic meta:table-count="0" meta:image-count="0" meta:object-count="0" meta:page-count="51" meta:paragraph-count="1199" meta:word-count="11065" meta:character-count="126060" meta:non-whitespace-character-count="115496"/>
    <meta:generator>LibreOffice/5.1.6.2$Linux_X86_64 LibreOffice_project/10m0$Build-2</meta:generator>
  </office:meta>
</office:document-meta>
</file>